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9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" style:font-size-complex="14pt" style:font-weight-complex="bold"/>
    </style:style>
    <style:style style:name="P9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9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" style:font-size-complex="12pt" style:font-weight-complex="bold"/>
    </style:style>
    <style:style style:name="P9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" style:font-size-complex="12pt" style:font-weight-complex="normal"/>
    </style:style>
    <style:style style:name="P9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9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00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01" style:family="paragraph" style:parent-style-name="Обычный">
      <style:paragraph-properties fo:margin-top="0cm" fo:margin-bottom="0.176cm" loext:contextual-spacing="false"/>
    </style:style>
    <style:style style:name="P102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103" style:family="paragraph" style:parent-style-name="Обычный_20__28_веб_29_">
      <style:paragraph-properties style:line-height-at-least="0.55cm"/>
    </style:style>
    <style:style style:name="P104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05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1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1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12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13" style:family="paragraph" style:parent-style-name="Preformatted_20_Text">
      <style:paragraph-properties fo:margin-top="0cm" fo:margin-bottom="0.499cm" loext:contextual-spacing="false"/>
    </style:style>
    <style:style style:name="P114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15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7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" style:font-size-complex="9pt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" style:font-size-complex="12pt" style:font-weight-complex="bold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" style:font-size-complex="12pt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" style:font-size-complex="12pt" style:font-weight-complex="bold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" style:font-size-complex="14pt" style:font-style-complex="normal" style:font-weight-complex="bold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" style:font-size-complex="7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171" style:family="paragraph" style:parent-style-name="Heading_20_1">
      <style:paragraph-properties fo:line-height="115%" fo:text-align="center" style:justify-single-word="false"/>
    </style:style>
    <style:style style:name="P172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73" style:family="paragraph" style:parent-style-name="Heading_20_3">
      <style:paragraph-properties fo:line-height="115%"/>
    </style:style>
    <style:style style:name="P174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75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76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77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78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79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80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81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8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8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86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90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91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92" style:family="paragraph" style:parent-style-name="Обычный" style:list-style-name="L2">
      <style:paragraph-properties fo:margin-top="0.176cm" fo:margin-bottom="0.176cm" loext:contextual-spacing="false"/>
    </style:style>
    <style:style style:name="P193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94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95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64" style:family="text">
      <style:text-properties fo:color="#000000" officeooo:rsid="000e9ae7"/>
    </style:style>
    <style:style style:name="T65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66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7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8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69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70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1" style:family="text">
      <style:text-properties fo:color="#000080" style:font-name="Menlo" fo:font-weight="bold" style:font-weight-asian="bold" style:font-name-complex="Menlo" style:font-weight-complex="bold"/>
    </style:style>
    <style:style style:name="T72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3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5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6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7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8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79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0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1" style:family="text">
      <style:text-properties fo:color="#008080" style:font-name="Menlo" fo:font-weight="bold" style:font-weight-asian="bold" style:font-name-complex="Menlo" style:font-weight-complex="bold"/>
    </style:style>
    <style:style style:name="T82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3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4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5" style:family="text">
      <style:text-properties fo:color="#008080" fo:font-style="normal" fo:font-weight="bold" style:font-style-asian="normal" style:font-weight-asian="bold"/>
    </style:style>
    <style:style style:name="T86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87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" style:font-size-complex="9pt" style:font-weight-complex="normal"/>
    </style:style>
    <style:style style:name="T88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" style:font-size-complex="9pt" style:font-style-complex="italic" style:font-weight-complex="normal"/>
    </style:style>
    <style:style style:name="T89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0" style:family="text">
      <style:text-properties fo:color="#008080" fo:font-weight="bold" style:font-weight-asian="bold"/>
    </style:style>
    <style:style style:name="T91" style:family="text">
      <style:text-properties fo:color="#008080" fo:font-weight="bold" style:font-weight-asian="bold" style:font-style-complex="normal"/>
    </style:style>
    <style:style style:name="T92" style:family="text">
      <style:text-properties fo:color="#008080" fo:font-weight="bold" officeooo:rsid="000e9ae7" style:font-weight-asian="bold"/>
    </style:style>
    <style:style style:name="T93" style:family="text">
      <style:text-properties fo:color="#008080" style:font-name="JetBrains Mono" fo:font-size="10pt" fo:font-weight="bold" style:font-size-asian="10pt" style:font-weight-asian="bold"/>
    </style:style>
    <style:style style:name="T94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95" style:family="text">
      <style:text-properties fo:color="#660099" style:font-name="Menlo" fo:language="en" fo:country="US" style:font-name-complex="Menlo"/>
    </style:style>
    <style:style style:name="T96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97" style:family="text">
      <style:text-properties fo:color="#660099" fo:font-style="normal" fo:font-weight="normal" style:font-style-asian="normal" style:font-weight-asian="normal"/>
    </style:style>
    <style:style style:name="T98" style:family="text">
      <style:text-properties fo:color="#660099" officeooo:rsid="000e9ae7"/>
    </style:style>
    <style:style style:name="T99" style:family="text">
      <style:text-properties fo:color="#660099" style:font-name="JetBrains Mono" fo:font-size="10pt" style:font-size-asian="10pt"/>
    </style:style>
    <style:style style:name="T100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01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02" style:family="text">
      <style:text-properties fo:color="#808080" style:font-name="Menlo" fo:language="en" fo:country="US" style:font-name-complex="Menlo"/>
    </style:style>
    <style:style style:name="T103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04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05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06" style:family="text">
      <style:text-properties fo:color="#808080" style:font-name="JetBrains Mono" fo:font-size="10pt" style:font-size-asian="10pt"/>
    </style:style>
    <style:style style:name="T107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08" style:family="text">
      <style:text-properties style:font-name="Calibri Light" fo:font-weight="bold" style:font-weight-asian="bold" style:font-name-complex="Calibri Light"/>
    </style:style>
    <style:style style:name="T109" style:family="text">
      <style:text-properties style:font-name="Calibri Light" fo:language="en" fo:country="US" fo:font-weight="bold" style:font-weight-asian="bold" style:font-name-complex="Calibri Light"/>
    </style:style>
    <style:style style:name="T11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1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2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3" style:family="text">
      <style:text-properties fo:color="#0000ff" style:font-name="Menlo" fo:font-size="10pt" style:font-size-asian="10pt" style:font-name-complex="Menlo" style:font-size-complex="10pt"/>
    </style:style>
    <style:style style:name="T114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5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16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7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8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9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0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21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2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23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24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25" style:family="text">
      <style:text-properties fo:color="#94558d" style:font-name="Menlo" fo:font-size="10pt" style:font-size-asian="10pt" style:font-name-complex="Menlo" style:font-size-complex="10pt"/>
    </style:style>
    <style:style style:name="T126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27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28" style:family="text">
      <style:text-properties fo:color="#94558d" fo:font-style="normal" fo:font-weight="normal" style:font-style-asian="normal" style:font-weight-asian="normal"/>
    </style:style>
    <style:style style:name="T129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30" style:family="text">
      <style:text-properties fo:color="#94558d" style:font-name="JetBrains Mono" fo:font-size="10pt" style:font-size-asian="10pt"/>
    </style:style>
    <style:style style:name="T131" style:family="text">
      <style:text-properties fo:color="#111111" style:font-name="Arial" fo:font-size="11.5pt" style:font-size-asian="11.5pt" style:font-name-complex="Arial" style:font-size-complex="11.5pt"/>
    </style:style>
    <style:style style:name="T132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33" style:family="text">
      <style:text-properties fo:color="#234f32" style:font-name="Courier New" fo:font-size="10pt" style:font-size-asian="10pt" style:font-name-complex="Courier New" style:font-size-complex="10pt"/>
    </style:style>
    <style:style style:name="T134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35" style:family="text">
      <style:text-properties fo:color="#234f32" style:font-name="Calibri" style:font-name-complex="Calibri"/>
    </style:style>
    <style:style style:name="T136" style:family="text">
      <style:text-properties fo:language="en" fo:country="US"/>
    </style:style>
    <style:style style:name="T137" style:family="text">
      <style:text-properties fo:language="en" fo:country="US" fo:font-weight="bold" style:font-weight-asian="bold"/>
    </style:style>
    <style:style style:name="T138" style:family="text">
      <style:text-properties fo:language="en" fo:country="US" fo:font-style="normal" fo:font-weight="normal" style:font-style-asian="normal" style:font-weight-asian="normal" style:font-name-complex="Calibri" style:font-style-complex="normal" style:font-weight-complex="normal"/>
    </style:style>
    <style:style style:name="T139" style:family="text">
      <style:text-properties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40" style:family="text">
      <style:text-properties fo:color="#139fd7" style:font-name="Arial" fo:font-size="10.5pt" style:font-size-asian="10.5pt" style:font-name-complex="Arial" style:font-size-complex="10.5pt"/>
    </style:style>
    <style:style style:name="T141" style:family="text">
      <style:text-properties fo:color="#bd2130" style:font-name="Calibri" fo:font-size="10pt" style:font-size-asian="10pt" style:font-name-complex="Calibri" style:font-size-complex="10pt"/>
    </style:style>
    <style:style style:name="T142" style:family="text">
      <style:text-properties fo:color="#bd2130" style:font-name="Calibri" style:font-name-complex="Calibri"/>
    </style:style>
    <style:style style:name="T143" style:family="text">
      <style:text-properties fo:color="#212529" style:font-name="Calibri" style:font-name-complex="Calibri"/>
    </style:style>
    <style:style style:name="T144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45" style:family="text">
      <style:text-properties style:font-name="Calibri" fo:font-size="12pt" fo:language="en" fo:country="US" style:font-size-asian="12pt" style:font-name-complex="Calibri" style:font-size-complex="12pt"/>
    </style:style>
    <style:style style:name="T146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47" style:family="text">
      <style:text-properties style:font-name="Calibri" fo:language="en" fo:country="US" style:font-name-complex="Calibri"/>
    </style:style>
    <style:style style:name="T148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49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50" style:family="text">
      <style:text-properties style:font-name="Calibri" fo:font-size="14pt" fo:language="en" fo:country="US" style:font-size-asian="14pt" style:font-name-complex="Calibri" style:font-size-complex="14pt"/>
    </style:style>
    <style:style style:name="T151" style:family="text">
      <style:text-properties style:font-name="Calibri" style:font-name-complex="Calibri"/>
    </style:style>
    <style:style style:name="T152" style:family="text">
      <style:text-properties fo:color="#bb8844" fo:font-size="12pt" fo:language="en" fo:country="US" style:font-size-asian="12pt" style:font-size-complex="12pt"/>
    </style:style>
    <style:style style:name="T15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54" style:family="text">
      <style:text-properties fo:color="#2b91af" style:font-name="inherit" fo:language="en" fo:country="US" style:font-name-complex="Consolas"/>
    </style:style>
    <style:style style:name="T15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56" style:family="text">
      <style:text-properties style:font-name="inherit" fo:language="en" fo:country="US" style:font-name-complex="Consolas"/>
    </style:style>
    <style:style style:name="T157" style:family="text">
      <style:text-properties style:font-name="inherit" fo:font-size="10pt" fo:language="en" fo:country="US" style:font-size-asian="10pt" style:font-name-complex="Consolas" style:font-size-complex="10pt"/>
    </style:style>
    <style:style style:name="T15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color="#333333" style:font-name="Arial" fo:letter-spacing="-0.002cm" fo:background-color="#ffffff" loext:char-shading-value="0" style:font-name-complex="Arial"/>
    </style:style>
    <style:style style:name="T161" style:family="text">
      <style:text-properties fo:color="#333333" style:font-name="Arial" fo:letter-spacing="-0.002cm" style:font-name-complex="Arial"/>
    </style:style>
    <style:style style:name="T16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63" style:family="text">
      <style:text-properties fo:color="#333333" style:font-name="Consolas" fo:letter-spacing="-0.002cm" fo:language="en" fo:country="US" style:font-name-complex="Consolas"/>
    </style:style>
    <style:style style:name="T164" style:family="text">
      <style:text-properties fo:color="#333333" style:font-name="Consolas" fo:letter-spacing="-0.002cm" style:font-name-complex="Consolas"/>
    </style:style>
    <style:style style:name="T16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66" style:family="text">
      <style:text-properties fo:color="#333333" style:font-name="Palatino" fo:letter-spacing="-0.002cm" fo:font-weight="bold" style:font-weight-asian="bold" style:font-weight-complex="bold"/>
    </style:style>
    <style:style style:name="T167" style:family="text">
      <style:text-properties fo:color="#333333" style:font-name="Palatino" fo:letter-spacing="-0.002cm" fo:background-color="#fff3d4" loext:char-shading-value="0"/>
    </style:style>
    <style:style style:name="T168" style:family="text">
      <style:text-properties fo:color="#3d7e9a" style:font-name="Arial" fo:letter-spacing="-0.002cm" style:font-name-complex="Arial"/>
    </style:style>
    <style:style style:name="T169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70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71" style:family="text">
      <style:text-properties fo:color="#dd4a68" style:font-name="Consolas" fo:letter-spacing="-0.002cm" style:font-name-complex="Consolas"/>
    </style:style>
    <style:style style:name="T172" style:family="text">
      <style:text-properties fo:color="#dd4a68" style:font-name="Consolas" fo:letter-spacing="-0.002cm" fo:language="en" fo:country="US" style:font-name-complex="Consolas"/>
    </style:style>
    <style:style style:name="T173" style:family="text">
      <style:text-properties fo:color="#990055" style:font-name="Consolas" fo:letter-spacing="-0.002cm" fo:language="en" fo:country="US" style:font-name-complex="Consolas"/>
    </style:style>
    <style:style style:name="T174" style:family="text">
      <style:text-properties fo:color="#708090" style:font-name="Consolas" fo:letter-spacing="-0.002cm" fo:language="en" fo:country="US" style:font-name-complex="Consolas"/>
    </style:style>
    <style:style style:name="T175" style:family="text">
      <style:text-properties fo:color="#444444" style:font-name="Calibri" fo:background-color="#ffffff" loext:char-shading-value="0" style:font-name-complex="Calibri"/>
    </style:style>
    <style:style style:name="T176" style:family="text">
      <style:text-properties fo:color="#444444" style:font-name="Calibri" fo:font-style="italic" style:font-style-asian="italic" style:font-name-complex="Calibri" style:font-style-complex="italic"/>
    </style:style>
    <style:style style:name="T177" style:family="text">
      <style:text-properties fo:color="#444444" style:font-name="Calibri" style:font-name-complex="Calibri"/>
    </style:style>
    <style:style style:name="T178" style:family="text">
      <style:text-properties fo:color="#444444" style:font-name="Calibri" fo:font-weight="bold" style:font-weight-asian="bold" style:font-name-complex="Calibri" style:font-weight-complex="bold"/>
    </style:style>
    <style:style style:name="T179" style:family="text">
      <style:text-properties fo:color="#0033b3"/>
    </style:style>
    <style:style style:name="T180" style:family="text">
      <style:text-properties fo:color="#0033b3" fo:font-style="normal" style:font-style-asian="normal"/>
    </style:style>
    <style:style style:name="T181" style:family="text">
      <style:text-properties fo:color="#0033b3" fo:font-style="normal" fo:font-weight="normal" style:font-style-asian="normal" style:font-weight-asian="normal"/>
    </style:style>
    <style:style style:name="T182" style:family="text">
      <style:text-properties fo:color="#0033b3" fo:font-style="normal" fo:font-weight="normal" style:font-style-asian="normal" style:font-weight-asian="normal" style:font-style-complex="normal"/>
    </style:style>
    <style:style style:name="T183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4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85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6" style:family="text">
      <style:text-properties fo:color="#0033b3" officeooo:rsid="000e9ae7"/>
    </style:style>
    <style:style style:name="T187" style:family="text">
      <style:text-properties fo:color="#0033b3" style:font-name="JetBrains Mono"/>
    </style:style>
    <style:style style:name="T188" style:family="text">
      <style:text-properties fo:color="#0033b3" style:font-name="JetBrains Mono" fo:font-size="10pt" style:font-size-asian="10pt"/>
    </style:style>
    <style:style style:name="T189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" style:font-size-complex="12pt" style:font-style-complex="normal" style:font-weight-complex="normal"/>
    </style:style>
    <style:style style:name="T190" style:family="text">
      <style:text-properties fo:color="#080808"/>
    </style:style>
    <style:style style:name="T191" style:family="text">
      <style:text-properties fo:color="#080808" fo:font-style="normal" style:font-style-asian="normal"/>
    </style:style>
    <style:style style:name="T192" style:family="text">
      <style:text-properties fo:color="#080808" fo:font-style="normal" fo:font-weight="normal" style:font-style-asian="normal" style:font-weight-asian="normal"/>
    </style:style>
    <style:style style:name="T193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95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96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197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198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9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00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01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202" style:family="text">
      <style:text-properties fo:color="#080808" style:font-name="JetBrains Mono"/>
    </style:style>
    <style:style style:name="T203" style:family="text">
      <style:text-properties fo:color="#080808" style:font-name="JetBrains Mono" fo:font-size="10pt" style:font-size-asian="10pt"/>
    </style:style>
    <style:style style:name="T204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" style:font-size-complex="12pt" style:font-style-complex="normal" style:font-weight-complex="normal"/>
    </style:style>
    <style:style style:name="T205" style:family="text">
      <style:text-properties fo:color="#8c8c8c" fo:font-style="italic" style:font-style-asian="italic"/>
    </style:style>
    <style:style style:name="T206" style:family="text">
      <style:text-properties fo:color="#8c8c8c" fo:font-style="italic" fo:font-weight="normal" style:font-style-asian="italic" style:font-weight-asian="normal"/>
    </style:style>
    <style:style style:name="T207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208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09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210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11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12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13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14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15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16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" style:font-size-complex="9pt" style:font-weight-complex="normal"/>
    </style:style>
    <style:style style:name="T217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18" style:family="text">
      <style:text-properties fo:color="#8c8c8c" fo:font-style="normal" style:font-style-asian="normal" style:font-style-complex="normal"/>
    </style:style>
    <style:style style:name="T219" style:family="text">
      <style:text-properties fo:color="#8c8c8c" fo:font-style="normal" officeooo:rsid="00110012" style:font-style-asian="normal" style:font-style-complex="normal"/>
    </style:style>
    <style:style style:name="T220" style:family="text">
      <style:text-properties fo:color="#8c8c8c" fo:font-style="normal" officeooo:rsid="0016282a" style:font-style-asian="normal" style:font-style-complex="normal"/>
    </style:style>
    <style:style style:name="T221" style:family="text">
      <style:text-properties fo:color="#8c8c8c" fo:font-style="normal" fo:font-weight="normal" style:font-style-asian="normal" style:font-weight-asian="normal" style:font-style-complex="normal"/>
    </style:style>
    <style:style style:name="T222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23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24" style:family="text">
      <style:text-properties fo:color="#8c8c8c" style:font-style-complex="normal"/>
    </style:style>
    <style:style style:name="T225" style:family="text">
      <style:text-properties fo:color="#8c8c8c" officeooo:rsid="000e9ae7" style:font-style-complex="normal"/>
    </style:style>
    <style:style style:name="T226" style:family="text">
      <style:text-properties fo:color="#8c8c8c" style:font-name="JetBrains Mono" fo:font-style="italic" style:font-style-asian="italic"/>
    </style:style>
    <style:style style:name="T227" style:family="text">
      <style:text-properties fo:color="#8c8c8c" style:font-name="JetBrains Mono" fo:font-size="10pt" fo:font-style="italic" style:font-size-asian="10pt" style:font-style-asian="italic"/>
    </style:style>
    <style:style style:name="T228" style:family="text">
      <style:text-properties style:font-name="Menlo1" fo:font-style="normal" style:font-style-asian="normal" style:font-style-complex="normal"/>
    </style:style>
    <style:style style:name="T229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30" style:family="text">
      <style:text-properties style:font-name="Menlo1" fo:font-size="9pt" style:font-size-asian="9pt" style:font-size-complex="9pt"/>
    </style:style>
    <style:style style:name="T231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32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33" style:family="text">
      <style:text-properties fo:font-style="normal" style:font-style-asian="normal" style:font-style-complex="normal"/>
    </style:style>
    <style:style style:name="T234" style:family="text">
      <style:text-properties fo:color="#1750eb"/>
    </style:style>
    <style:style style:name="T235" style:family="text">
      <style:text-properties fo:color="#1750eb" fo:font-style="normal" fo:font-weight="normal" style:font-style-asian="normal" style:font-weight-asian="normal"/>
    </style:style>
    <style:style style:name="T236" style:family="text">
      <style:text-properties fo:font-style="italic" style:font-style-asian="italic"/>
    </style:style>
    <style:style style:name="T237" style:family="text">
      <style:text-properties style:font-style-complex="normal"/>
    </style:style>
    <style:style style:name="T238" style:family="text">
      <style:text-properties officeooo:rsid="000e9ae7"/>
    </style:style>
    <style:style style:name="T239" style:family="text">
      <style:text-properties officeooo:rsid="00347eb2"/>
    </style:style>
    <style:style style:name="T240" style:family="text">
      <style:text-properties fo:color="#174ad4" style:font-name="JetBrains Mono"/>
    </style:style>
    <style:style style:name="T241" style:family="text">
      <style:text-properties fo:color="#174ad4" style:font-name="JetBrains Mono" fo:font-size="10pt" style:font-size-asian="10pt"/>
    </style:style>
    <style:style style:name="T242" style:family="text">
      <style:text-properties fo:color="#067d17" style:font-name="JetBrains Mono"/>
    </style:style>
    <style:style style:name="T243" style:family="text">
      <style:text-properties fo:color="#067d17" style:font-name="JetBrains Mono" fo:font-size="10pt" style:font-size-asian="10pt"/>
    </style:style>
    <style:style style:name="T244" style:family="text">
      <style:text-properties style:font-name="JetBrains Mono" fo:font-size="10pt" style:font-size-asian="10pt"/>
    </style:style>
    <style:style style:name="T245" style:family="text">
      <style:text-properties fo:color="#0037a6" style:font-name="JetBrains Mono" fo:font-size="10pt" style:font-size-asian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91" text:outline-level="3"/>
      <text:h text:style-name="P191" text:outline-level="3"/>
      <text:h text:style-name="P191" text:outline-level="3"/>
      <text:h text:style-name="P191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6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. </text:span></text:span><text:span text:style-name="Основной_20_шрифт_20_абзаца"><text:span text:style-name="T66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7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94">name</text:span></text:span><text:span text:style-name="Основной_20_шрифт_20_абзаца"><text:span text:style-name="T23">=</text:span></text:span><text:span text:style-name="Основной_20_шрифт_20_абзаца"><text:span text:style-name="T77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00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69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69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69">def </text:span></text:span><text:span text:style-name="Основной_20_шрифт_20_абзаца"><text:span text:style-name="T26">index(</text:span></text:span><text:span text:style-name="Основной_20_шрифт_20_абзаца"><text:span text:style-name="T102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69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0">f"Hello, world. You're at the blog index. </text:span></text:span><text:span text:style-name="Основной_20_шрифт_20_абзаца"><text:span text:style-name="T69">{</text:span></text:span><text:span text:style-name="Основной_20_шрифт_20_абзаца"><text:span text:style-name="T26">arg</text:span></text:span><text:span text:style-name="Основной_20_шрифт_20_абзаца"><text:span text:style-name="T69">}</text:span></text:span><text:span text:style-name="Основной_20_шрифт_20_абзаца"><text:span text:style-name="T80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07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80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95">name</text:span></text:span><text:span text:style-name="Основной_20_шрифт_20_абзаца"><text:span text:style-name="T26">=</text:span></text:span><text:span text:style-name="Основной_20_шрифт_20_абзаца"><text:span text:style-name="T80">'index'</text:span></text:span><text:span text:style-name="Основной_20_шрифт_20_абзаца"><text:span text:style-name="T26">),</text:span></text:span><text:span text:style-name="Основной_20_шрифт_20_абзаца"><text:span text:style-name="T103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69">def </text:span></text:span><text:span text:style-name="Основной_20_шрифт_20_абзаца"><text:span text:style-name="T26">index(</text:span></text:span><text:span text:style-name="Основной_20_шрифт_20_абзаца"><text:span text:style-name="T102">request</text:span></text:span><text:span text:style-name="Основной_20_шрифт_20_абзаца"><text:span text:style-name="T26">, pk=</text:span></text:span><text:span text:style-name="Основной_20_шрифт_20_абзаца"><text:span text:style-name="T69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69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80">f"Hello, world. </text:span></text:span><text:span text:style-name="Основной_20_шрифт_20_абзаца"><text:span text:style-name="T81">You're at the blog index. </text:span></text:span><text:span text:style-name="Основной_20_шрифт_20_абзаца"><text:span text:style-name="T71">{</text:span></text:span><text:span text:style-name="Основной_20_шрифт_20_абзаца"><text:span text:style-name="T28">pk</text:span></text:span><text:span text:style-name="Основной_20_шрифт_20_абзаца"><text:span text:style-name="T71">}</text:span></text:span><text:span text:style-name="Основной_20_шрифт_20_абзаца"><text:span text:style-name="T81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6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94">amount__gt</text:span></text:span><text:span text:style-name="Основной_20_шрифт_20_абзаца"><text:span text:style-name="T23">=</text:span></text:span><text:span text:style-name="Основной_20_шрифт_20_абзаца"><text:span text:style-name="T110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7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7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7">link </text:span></text:span><text:span text:style-name="Основной_20_шрифт_20_абзаца"><text:span text:style-name="T111">rel</text:span></text:span><text:span text:style-name="Основной_20_шрифт_20_абзаца"><text:span text:style-name="T117">="stylesheet" </text:span></text:span><text:span text:style-name="Основной_20_шрифт_20_абзаца"><text:span text:style-name="T111">type</text:span></text:span><text:span text:style-name="Основной_20_шрифт_20_абзаца"><text:span text:style-name="T117">="text/css" </text:span></text:span><text:span text:style-name="Основной_20_шрифт_20_абзаца"><text:span text:style-name="T111">href</text:span></text:span><text:span text:style-name="Основной_20_шрифт_20_абзаца"><text:span text:style-name="T117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7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7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6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22">__str__</text:span></text:span><text:span text:style-name="Основной_20_шрифт_20_абзаца"><text:span text:style-name="T23">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4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22">__str__</text:span></text:span><text:span text:style-name="Основной_20_шрифт_20_абзаца"><text:span text:style-name="T23">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4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94">default</text:span></text:span><text:span text:style-name="Основной_20_шрифт_20_абзаца"><text:span text:style-name="T23">=</text:span></text:span><text:span text:style-name="Основной_20_шрифт_20_абзаца"><text:span text:style-name="T110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94">null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, </text:span></text:span><text:span text:style-name="Основной_20_шрифт_20_абзаца"><text:span text:style-name="T94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22">__str__</text:span></text:span><text:span text:style-name="Основной_20_шрифт_20_абзаца"><text:span text:style-name="T23">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4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6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94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00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94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00">#&lt;QuerySet [&lt;Classification: business&gt;, &lt;Classification: works&gt;]&gt;</text:span></text:span></text:p>
      <text:p text:style-name="P20"><text:span text:style-name="Основной_20_шрифт_20_абзаца"><text:span text:style-name="T100">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00">#QuerySet [&lt;Classification: business&gt;, &lt;Classification: works&gt;, &lt;Classification: sports&gt;]&gt;<text:line-break/></text:span></text:span><text:span text:style-name="Основной_20_шрифт_20_абзаца"><text:span text:style-name="T94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94">name</text:span></text:span><text:span text:style-name="Основной_20_шрифт_20_абзаца"><text:span text:style-name="T23">=</text:span></text:span><text:span text:style-name="Основной_20_шрифт_20_абзаца"><text:span text:style-name="T77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00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Создание</text:span></text:span><text:span text:style-name="Основной_20_шрифт_20_абзаца"><text:span text:style-name="T100"> </text:span></text:span><text:span text:style-name="Основной_20_шрифт_20_абзаца"><text:span text:style-name="T101">экземпляра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94">amount</text:span></text:span><text:span text:style-name="Основной_20_шрифт_20_абзаца"><text:span text:style-name="T23">=</text:span></text:span><text:span text:style-name="Основной_20_шрифт_20_абзаца"><text:span text:style-name="T110">5</text:span></text:span><text:span text:style-name="Основной_20_шрифт_20_абзаца"><text:span text:style-name="T23">, </text:span></text:span><text:span text:style-name="Основной_20_шрифт_20_абзаца"><text:span text:style-name="T94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trousers'</text:span></text:span><text:span text:style-name="Основной_20_шрифт_20_абзаца"><text:span text:style-name="T23">, </text:span></text:span><text:span text:style-name="Основной_20_шрифт_20_абзаца"><text:span text:style-name="T94">price</text:span></text:span><text:span text:style-name="Основной_20_шрифт_20_абзаца"><text:span text:style-name="T23">=</text:span></text:span><text:span text:style-name="Основной_20_шрифт_20_абзаца"><text:span text:style-name="T110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Создание</text:span></text:span><text:span text:style-name="Основной_20_шрифт_20_абзаца"><text:span text:style-name="T100"> </text:span></text:span><text:span text:style-name="Основной_20_шрифт_20_абзаца"><text:span text:style-name="T101">за</text:span></text:span><text:span text:style-name="Основной_20_шрифт_20_абзаца"><text:span text:style-name="T100"> </text:span></text:span><text:span text:style-name="Основной_20_шрифт_20_абзаца"><text:span text:style-name="T101">одни</text:span></text:span><text:span text:style-name="Основной_20_шрифт_20_абзаца"><text:span text:style-name="T100"> </text:span></text:span><text:span text:style-name="Основной_20_шрифт_20_абзаца"><text:span text:style-name="T101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94">amount</text:span></text:span><text:span text:style-name="Основной_20_шрифт_20_абзаца"><text:span text:style-name="T23">=</text:span></text:span><text:span text:style-name="Основной_20_шрифт_20_абзаца"><text:span text:style-name="T110">4</text:span></text:span><text:span text:style-name="Основной_20_шрифт_20_абзаца"><text:span text:style-name="T23">, </text:span></text:span><text:span text:style-name="Основной_20_шрифт_20_абзаца"><text:span text:style-name="T94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horts'</text:span></text:span><text:span text:style-name="Основной_20_шрифт_20_абзаца"><text:span text:style-name="T23">, </text:span></text:span><text:span text:style-name="Основной_20_шрифт_20_абзаца"><text:span text:style-name="T94">price</text:span></text:span><text:span text:style-name="Основной_20_шрифт_20_абзаца"><text:span text:style-name="T23">=</text:span></text:span><text:span text:style-name="Основной_20_шрифт_20_абзаца"><text:span text:style-name="T110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Создание</text:span></text:span><text:span text:style-name="Основной_20_шрифт_20_абзаца"><text:span text:style-name="T100"> </text:span></text:span><text:span text:style-name="Основной_20_шрифт_20_абзаца"><text:span text:style-name="T101">объектов</text:span></text:span><text:span text:style-name="Основной_20_шрифт_20_абзаца"><text:span text:style-name="T100"> </text:span></text:span><text:span text:style-name="Основной_20_шрифт_20_абзаца"><text:span text:style-name="T101">со</text:span></text:span><text:span text:style-name="Основной_20_шрифт_20_абзаца"><text:span text:style-name="T100"> </text:span></text:span><text:span text:style-name="Основной_20_шрифт_20_абзаца"><text:span text:style-name="T101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4">name</text:span></text:span><text:span text:style-name="Основной_20_шрифт_20_абзаца"><text:span text:style-name="T23">=</text:span></text:span><text:span text:style-name="Основной_20_шрифт_20_абзаца"><text:span text:style-name="T77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94">amount</text:span></text:span><text:span text:style-name="Основной_20_шрифт_20_абзаца"><text:span text:style-name="T23">=</text:span></text:span><text:span text:style-name="Основной_20_шрифт_20_абзаца"><text:span text:style-name="T110">10</text:span></text:span><text:span text:style-name="Основной_20_шрифт_20_абзаца"><text:span text:style-name="T23">, </text:span></text:span><text:span text:style-name="Основной_20_шрифт_20_абзаца"><text:span text:style-name="T94">description</text:span></text:span><text:span text:style-name="Основной_20_шрифт_20_абзаца"><text:span text:style-name="T23">=</text:span></text:span><text:span text:style-name="Основной_20_шрифт_20_абзаца"><text:span text:style-name="T77">'socks'</text:span></text:span><text:span text:style-name="Основной_20_шрифт_20_абзаца"><text:span text:style-name="T23">, </text:span></text:span><text:span text:style-name="Основной_20_шрифт_20_абзаца"><text:span text:style-name="T94">price</text:span></text:span><text:span text:style-name="Основной_20_шрифт_20_абзаца"><text:span text:style-name="T23">=</text:span></text:span><text:span text:style-name="Основной_20_шрифт_20_абзаца"><text:span text:style-name="T110">2</text:span></text:span><text:span text:style-name="Основной_20_шрифт_20_абзаца"><text:span text:style-name="T23">, </text:span></text:span><text:span text:style-name="Основной_20_шрифт_20_абзаца"><text:span text:style-name="T94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Получение</text:span></text:span><text:span text:style-name="Основной_20_шрифт_20_абзаца"><text:span text:style-name="T100"> </text:span></text:span><text:span text:style-name="Основной_20_шрифт_20_абзаца"><text:span text:style-name="T101">всех</text:span></text:span><text:span text:style-name="Основной_20_шрифт_20_абзаца"><text:span text:style-name="T100"> </text:span></text:span><text:span text:style-name="Основной_20_шрифт_20_абзаца"><text:span text:style-name="T101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00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Получение</text:span></text:span><text:span text:style-name="Основной_20_шрифт_20_абзаца"><text:span text:style-name="T100"> </text:span></text:span><text:span text:style-name="Основной_20_шрифт_20_абзаца"><text:span text:style-name="T101">объектов</text:span></text:span><text:span text:style-name="Основной_20_шрифт_20_абзаца"><text:span text:style-name="T100"> </text:span></text:span><text:span text:style-name="Основной_20_шрифт_20_абзаца"><text:span text:style-name="T101">по</text:span></text:span><text:span text:style-name="Основной_20_шрифт_20_абзаца"><text:span text:style-name="T100"> </text:span></text:span><text:span text:style-name="Основной_20_шрифт_20_абзаца"><text:span text:style-name="T101">слайсингу</text:span></text:span><text:span text:style-name="Основной_20_шрифт_20_абзаца"><text:span text:style-name="T100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10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00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100">#</text:span></text:span><text:span text:style-name="Основной_20_шрифт_20_абзаца"><text:span text:style-name="T101">Получение</text:span></text:span><text:span text:style-name="Основной_20_шрифт_20_абзаца"><text:span text:style-name="T100"> </text:span></text:span><text:span text:style-name="Основной_20_шрифт_20_абзаца"><text:span text:style-name="T101">объектов</text:span></text:span><text:span text:style-name="Основной_20_шрифт_20_абзаца"><text:span text:style-name="T100"> </text:span></text:span><text:span text:style-name="Основной_20_шрифт_20_абзаца"><text:span text:style-name="T101">по</text:span></text:span><text:span text:style-name="Основной_20_шрифт_20_абзаца"><text:span text:style-name="T100"> </text:span></text:span><text:span text:style-name="Основной_20_шрифт_20_абзаца"><text:span text:style-name="T101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4">id</text:span></text:span><text:span text:style-name="Основной_20_шрифт_20_абзаца"><text:span text:style-name="T23">=</text:span></text:span><text:span text:style-name="Основной_20_шрифт_20_абзаца"><text:span text:style-name="T110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4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00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94">firm_id</text:span></text:span><text:span text:style-name="Основной_20_шрифт_20_абзаца"><text:span text:style-name="T23">=</text:span></text:span><text:span text:style-name="Основной_20_шрифт_20_абзаца"><text:span text:style-name="T110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4">firm_id</text:span></text:span><text:span text:style-name="Основной_20_шрифт_20_абзаца"><text:span text:style-name="T23">=</text:span></text:span><text:span text:style-name="Основной_20_шрифт_20_абзаца"><text:span text:style-name="T110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4">firm_id</text:span></text:span><text:span text:style-name="Основной_20_шрифт_20_абзаца"><text:span text:style-name="T23">=</text:span></text:span><text:span text:style-name="Основной_20_шрифт_20_абзаца"><text:span text:style-name="T110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108">/</text:span></text:span><text:span text:style-name="Основной_20_шрифт_20_абзаца"><text:span text:style-name="T109">views</text:span></text:span><text:span text:style-name="Основной_20_шрифт_20_абзаца"><text:span text:style-name="T108">.</text:span></text:span><text:span text:style-name="Основной_20_шрифт_20_абзаца"><text:span text:style-name="T109">py</text:span></text:span><text:span text:style-name="Основной_20_шрифт_20_абзаца"><text:span text:style-name="T108">:</text:span></text:span></text:p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10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7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6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7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7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7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7">div </text:span></text:span><text:span text:style-name="Основной_20_шрифт_20_абзаца"><text:span text:style-name="T111">class</text:span></text:span><text:span text:style-name="Основной_20_шрифт_20_абзаца"><text:span text:style-name="T117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7">span </text:span></text:span><text:span text:style-name="Основной_20_шрифт_20_абзаца"><text:span text:style-name="T111">class</text:span></text:span><text:span text:style-name="Основной_20_шрифт_20_абзаца"><text:span text:style-name="T117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11">href</text:span></text:span><text:span text:style-name="Основной_20_шрифт_20_абзаца"><text:span text:style-name="T117">="?page=1"</text:span></text:span><text:span text:style-name="Основной_20_шрифт_20_абзаца"><text:span text:style-name="T24">&gt;</text:span></text:span><text:span text:style-name="Основной_20_шрифт_20_абзаца"><text:span text:style-name="T112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11">href</text:span></text:span><text:span text:style-name="Основной_20_шрифт_20_абзаца"><text:span text:style-name="T117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7">span </text:span></text:span><text:span text:style-name="Основной_20_шрифт_20_абзаца"><text:span text:style-name="T111">class</text:span></text:span><text:span text:style-name="Основной_20_шрифт_20_абзаца"><text:span text:style-name="T117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7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11">href</text:span></text:span><text:span text:style-name="Основной_20_шрифт_20_абзаца"><text:span text:style-name="T117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7">a </text:span></text:span><text:span text:style-name="Основной_20_шрифт_20_абзаца"><text:span text:style-name="T111">href</text:span></text:span><text:span text:style-name="Основной_20_шрифт_20_абзаца"><text:span text:style-name="T117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12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7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7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7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94">auto_now_add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95">auto_now</text:span></text:span><text:span text:style-name="Основной_20_шрифт_20_абзаца"><text:span text:style-name="T26">=</text:span></text:span><text:span text:style-name="Основной_20_шрифт_20_абзаца"><text:span text:style-name="T69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94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7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94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7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 </text:span></text:span><text:span text:style-name="Основной_20_шрифт_20_абзаца"><text:span text:style-name="T66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69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69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100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7">'title'</text:span></text:span><text:span text:style-name="Основной_20_шрифт_20_абзаца"><text:span text:style-name="T23">: </text:span></text:span><text:span text:style-name="Основной_20_шрифт_20_абзаца"><text:span text:style-name="T77">''</text:span></text:span><text:span text:style-name="Основной_20_шрифт_20_абзаца"><text:span text:style-name="T23">, </text:span></text:span><text:span text:style-name="Основной_20_шрифт_20_абзаца"><text:span text:style-name="T77">'slug'</text:span></text:span><text:span text:style-name="Основной_20_шрифт_20_абзаца"><text:span text:style-name="T23">: </text:span></text:span><text:span text:style-name="Основной_20_шрифт_20_абзаца"><text:span text:style-name="T77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00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101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7">'title'</text:span></text:span><text:span text:style-name="Основной_20_шрифт_20_абзаца"><text:span text:style-name="T23">: </text:span></text:span><text:span text:style-name="Основной_20_шрифт_20_абзаца"><text:span text:style-name="T77">'some title'</text:span></text:span><text:span text:style-name="Основной_20_шрифт_20_абзаца"><text:span text:style-name="T23">, </text:span></text:span><text:span text:style-name="Основной_20_шрифт_20_абзаца"><text:span text:style-name="T77">'slug'</text:span></text:span><text:span text:style-name="Основной_20_шрифт_20_абзаца"><text:span text:style-name="T23">: </text:span></text:span><text:span text:style-name="Основной_20_шрифт_20_абзаца"><text:span text:style-name="T77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00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00">#{'title': 'some title', 'slug': 'some-title'}</text:span></text:span></text:p>
      <text:p text:style-name="P28"/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94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7">'title'</text:span></text:span><text:span text:style-name="Основной_20_шрифт_20_абзаца"><text:span text:style-name="T23">], </text:span></text:span><text:span text:style-name="Основной_20_шрифт_20_абзаца"><text:span text:style-name="T94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7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00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00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865724773" text:style-name="L1">
        <text:list-item>
          <text:p text:style-name="P195">&lt;console&gt;:1: UnorderedObjectListWarning: Pagination may yield inconsistent results with an unordered object_list: &lt;class 'blog.models.Post'&gt; QuerySet.</text:p>
        </text:list-item>
      </text:list>
      <text:p text:style-name="P96"/>
      <text:p text:style-name="P97">Решение:</text:p>
      <text:p text:style-name="P97">Добавить в модели порядок сортировки</text:p>
      <text:p text:style-name="P97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150</text:span></text:span><text:span text:style-name="Основной_20_шрифт_20_абзаца"><text:span text:style-name="T23">, </text:span></text:span><text:span text:style-name="Основной_20_шрифт_20_абзаца"><text:span text:style-name="T94">db_index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94">auto_now_add</text:span></text:span><text:span text:style-name="Основной_20_шрифт_20_абзаца"><text:span text:style-name="T23">=</text:span></text:span><text:span text:style-name="Основной_20_шрифт_20_абзаца"><text:span text:style-name="T66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7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94">kwargs</text:span></text:span><text:span text:style-name="Основной_20_шрифт_20_абзаца"><text:span text:style-name="T23">={</text:span></text:span><text:span text:style-name="Основной_20_шрифт_20_абзаца"><text:span text:style-name="T77">'slug'</text:span></text:span><text:span text:style-name="Основной_20_шрифт_20_абзаца"><text:span text:style-name="T23">: </text:span></text:span><text:span text:style-name="Основной_20_шрифт_20_абзаца"><text:span text:style-name="T124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22">__str__</text:span></text:span><text:span text:style-name="Основной_20_шрифт_20_абзаца"><text:span text:style-name="T23">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4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6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7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7"/>
      <text:p text:style-name="P97"/>
      <text:p text:style-name="P98">Отображение символов новой строки при выводе текста из базы данных</text:p>
      <text:p text:style-name="P97"/>
      <text:p text:style-name="P99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31">вы можете обернуть ваш текст </text:span></text:span><text:span text:style-name="Основной_20_шрифт_20_абзаца"><text:span text:style-name="T132">&lt;pre&gt;</text:span></text:span><text:span text:style-name="Основной_20_шрифт_20_абзаца"><text:span text:style-name="T131"> тег, чтобы HTML понял, что он предварительно отформатирован:</text:span></text:span></text:p>
      <text:p text:style-name="P100">&lt;pre&gt;{{value}}&lt;/pre&gt;</text:p>
      <text:p text:style-name="Обычный"><text:span text:style-name="Основной_20_шрифт_20_абзаца"><text:span text:style-name="T131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32">linebreaks</text:span></text:span><text:span text:style-name="Основной_20_шрифт_20_абзаца"><text:span text:style-name="T131"> превращает одиночные новые строки в </text:span></text:span><text:span text:style-name="Основной_20_шрифт_20_абзаца"><text:span text:style-name="T132">&lt;br&gt;</text:span></text:span><text:span text:style-name="Основной_20_шрифт_20_абзаца"><text:span text:style-name="T131"> теги и двойные переводы строк в </text:span></text:span><text:span text:style-name="Основной_20_шрифт_20_абзаца"><text:span text:style-name="T132">&lt;p&gt;</text:span></text:span><text:span text:style-name="Основной_20_шрифт_20_абзаца"><text:span text:style-name="T131"> теги. </text:span></text:span><text:span text:style-name="Основной_20_шрифт_20_абзаца"><text:span text:style-name="T132">linebreaksbr</text:span></text:span><text:span text:style-name="Основной_20_шрифт_20_абзаца"><text:span text:style-name="T131"> просто превращает новые строки в </text:span></text:span><text:span text:style-name="Основной_20_шрифт_20_абзаца"><text:span text:style-name="T132">&lt;br&gt;</text:span></text:span><text:span text:style-name="Основной_20_шрифт_20_абзаца"><text:span text:style-name="T131"> теги:</text:span></text:span></text:p>
      <text:p text:style-name="P100">{{value|linebreaks}}</text:p>
      <text:p text:style-name="P100">{{value|linebreaksbr}}</text:p>
      <text:p text:style-name="P99">вы можете поэкспериментировать с ними, чтобы увидеть, что вам больше нравится.</text:p>
      <text:p text:style-name="P99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79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33">safe</text:span></text:span></text:a>:</text:p>
      <text:p text:style-name="Обычный"/>
      <text:p text:style-name="P22">This will not be escaped: {{ data|safe }}</text:p>
      <text:p text:style-name="P68"/>
      <text:h text:style-name="P179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33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33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33">on</text:span></text:span><text:span text:style-name="apple-converted-space"> </text:span>или<text:span text:style-name="apple-converted-space"> </text:span><text:span text:style-name="pre"><text:span text:style-name="T133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6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.view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7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7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94">name</text:span></text:span><text:span text:style-name="Основной_20_шрифт_20_абзаца"><text:span text:style-name="T23">=</text:span></text:span><text:span text:style-name="Основной_20_шрифт_20_абзаца"><text:span text:style-name="T77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6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6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.form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94">extra</text:span></text:span><text:span text:style-name="Основной_20_шрифт_20_абзаца"><text:span text:style-name="T23">=</text:span></text:span><text:span text:style-name="Основной_20_шрифт_20_абзаца"><text:span text:style-name="T110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7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6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6">for </text:span></text:span><text:span text:style-name="Основной_20_шрифт_20_абзаца"><text:span text:style-name="T23">form </text:span></text:span><text:span text:style-name="Основной_20_шрифт_20_абзаца"><text:span text:style-name="T66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7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7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94">post</text:span></text:span><text:span text:style-name="Основной_20_шрифт_20_абзаца"><text:span text:style-name="T23">=post, </text:span></text:span><text:span text:style-name="Основной_20_шрифт_20_абзаца"><text:span text:style-name="T94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6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94">extra</text:span></text:span><text:span text:style-name="Основной_20_шрифт_20_абзаца"><text:span text:style-name="T23">=</text:span></text:span><text:span text:style-name="Основной_20_шрифт_20_абзаца"><text:span text:style-name="T110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7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7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6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6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23">=</text:span></text:span><text:span text:style-name="Основной_20_шрифт_20_абзаца"><text:span text:style-name="T110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122">__str__</text:span></text:span><text:span text:style-name="Основной_20_шрифт_20_абзаца"><text:span text:style-name="T23">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6">return </text:span></text:span><text:span text:style-name="Основной_20_шрифт_20_абзаца"><text:span text:style-name="T124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6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6">return </text:span></text:span><text:span text:style-name="Основной_20_шрифт_20_абзаца"><text:span text:style-name="T77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94">default</text:span></text:span><text:span text:style-name="Основной_20_шрифт_20_абзаца"><text:span text:style-name="T23">=</text:span></text:span><text:span text:style-name="Основной_20_шрифт_20_абзаца"><text:span text:style-name="T66">None</text:span></text:span><text:span text:style-name="Основной_20_шрифт_20_абзаца"><text:span text:style-name="T23">, </text:span></text:span><text:span text:style-name="Основной_20_шрифт_20_абзаца"><text:span text:style-name="T94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94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94">verbose_name</text:span></text:span><text:span text:style-name="Основной_20_шрифт_20_абзаца"><text:span text:style-name="T23">=</text:span></text:span><text:span text:style-name="Основной_20_шрифт_20_абзаца"><text:span text:style-name="T77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 </text:span></text:span><text:span text:style-name="Основной_20_шрифт_20_абзаца"><text:span text:style-name="T66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.models </text:span></text:span><text:span text:style-name="Основной_20_шрифт_20_абзаца"><text:span text:style-name="T66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6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7">'post'</text:span></text:span><text:span text:style-name="Основной_20_шрифт_20_абзаца"><text:span text:style-name="T23">, </text:span></text:span><text:span text:style-name="Основной_20_шрифт_20_абзаца"><text:span text:style-name="T77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7">form </text:span></text:span><text:span text:style-name="Основной_20_шрифт_20_абзаца"><text:span text:style-name="T111">id</text:span></text:span><text:span text:style-name="Основной_20_шрифт_20_абзаца"><text:span text:style-name="T117">="post_form" </text:span></text:span><text:span text:style-name="Основной_20_шрифт_20_абзаца"><text:span text:style-name="T111">method</text:span></text:span><text:span text:style-name="Основной_20_шрифт_20_абзаца"><text:span text:style-name="T117">="post" </text:span></text:span><text:span text:style-name="Основной_20_шрифт_20_абзаца"><text:span text:style-name="T111">action</text:span></text:span><text:span text:style-name="Основной_20_шрифт_20_абзаца"><text:span text:style-name="T117">="" </text:span></text:span><text:span text:style-name="Основной_20_шрифт_20_абзаца"><text:span text:style-name="T111">enctype</text:span></text:span><text:span text:style-name="Основной_20_шрифт_20_абзаца"><text:span text:style-name="T117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70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70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70">input </text:span></text:span><text:span text:style-name="Основной_20_шрифт_20_абзаца"><text:span text:style-name="T114">type</text:span></text:span><text:span text:style-name="Основной_20_шрифт_20_абзаца"><text:span text:style-name="T119">="submit" </text:span></text:span><text:span text:style-name="Основной_20_шрифт_20_абзаца"><text:span text:style-name="T114">name</text:span></text:span><text:span text:style-name="Основной_20_шрифт_20_абзаца"><text:span text:style-name="T119">="submit" </text:span></text:span><text:span text:style-name="Основной_20_шрифт_20_абзаца"><text:span text:style-name="T114">value</text:span></text:span><text:span text:style-name="Основной_20_шрифт_20_абзаца"><text:span text:style-name="T119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70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36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80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6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00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7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7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7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7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6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6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6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94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79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7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6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00"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94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00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94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6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7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7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6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40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otenv </text:span></text:span><text:span text:style-name="Основной_20_шрифт_20_абзаца"><text:span text:style-name="T66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79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79">'ENGINE'</text:span></text:span><text:span text:style-name="Основной_20_шрифт_20_абзаца"><text:span text:style-name="T25">: </text:span></text:span><text:span text:style-name="Основной_20_шрифт_20_абзаца"><text:span text:style-name="T79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NAME'</text:span></text:span><text:span text:style-name="Основной_20_шрифт_20_абзаца"><text:span text:style-name="T25">: </text:span></text:span><text:span text:style-name="Основной_20_шрифт_20_абзаца"><text:span text:style-name="T79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USER'</text:span></text:span><text:span text:style-name="Основной_20_шрифт_20_абзаца"><text:span text:style-name="T25">: </text:span></text:span><text:span text:style-name="Основной_20_шрифт_20_абзаца"><text:span text:style-name="T79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79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79">'HOST'</text:span></text:span><text:span text:style-name="Основной_20_шрифт_20_абзаца"><text:span text:style-name="T25">: </text:span></text:span><text:span text:style-name="Основной_20_шрифт_20_абзаца"><text:span text:style-name="T79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9">'PORT'</text:span></text:span><text:span text:style-name="Основной_20_шрифт_20_абзаца"><text:span text:style-name="T25">: </text:span></text:span><text:span text:style-name="Основной_20_шрифт_20_абзаца"><text:span text:style-name="T79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102">Вы можете вернуться, перейдя к предыдущей миграции.</text:p>
      <text:p text:style-name="P102">Например, если ваши последние две миграции:</text:p>
      <text:list xml:id="list1842845764" text:style-name="L2">
        <text:list-item>
          <text:p text:style-name="P192"><text:span text:style-name="Основной_20_шрифт_20_абзаца"><text:span text:style-name="T141">0010_previous_migration</text:span></text:span></text:p>
        </text:list-item>
        <text:list-item>
          <text:p text:style-name="P192"><text:span text:style-name="Основной_20_шрифт_20_абзаца"><text:span text:style-name="T141">0011_migration_to_revert</text:span></text:span></text:p>
        </text:list-item>
      </text:list>
      <text:p text:style-name="P102">Тогда вы бы сделали:</text:p>
      <text:p text:style-name="P37">./manage.py migrate my_app 0010_previous_migration</text:p>
      <text:p text:style-name="P101"><text:span text:style-name="Основной_20_шрифт_20_абзаца"><text:span text:style-name="T143">Затем вы можете удалить миграцию </text:span></text:span><text:span text:style-name="Основной_20_шрифт_20_абзаца"><text:span text:style-name="T142">0011_migration_to_revert</text:span></text:span><text:span text:style-name="Основной_20_шрифт_20_абзаца"><text:span text:style-name="T143">.</text:span></text:span></text:p>
      <text:p text:style-name="P102">Если вы используете Django 1.8+, вы можете показать имена всех миграций с помощью</text:p>
      <text:p text:style-name="P39">./manage.py showmigrations my_app</text:p>
      <text:p text:style-name="P102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72" text:outline-level="3">help_text</text:h>
      <text:p text:style-name="P103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44">from</text:span></text:span><text:span text:style-name="Основной_20_шрифт_20_абзаца"><text:span text:style-name="T147"> </text:span></text:span><text:span text:style-name="Код_20_HTML"><text:span text:style-name="T144">django import</text:span></text:span><text:span text:style-name="Основной_20_шрифт_20_абзаца"><text:span text:style-name="T147"> </text:span></text:span><text:span text:style-name="Код_20_HTML"><text:span text:style-name="T144">forms</text:span></text:span></text:p>
            <text:p text:style-name="P46"> </text:p>
            <text:p text:style-name="P49"><text:span text:style-name="Код_20_HTML"><text:span text:style-name="T144">class</text:span></text:span><text:span text:style-name="Основной_20_шрифт_20_абзаца"><text:span text:style-name="T147"> </text:span></text:span><text:span text:style-name="Код_20_HTML"><text:span text:style-name="T144">UserForm(forms.Form):</text:span></text:span></text:p>
            <text:p text:style-name="P49"><text:span text:style-name="Код_20_HTML"><text:span text:style-name="T144">    name =</text:span></text:span><text:span text:style-name="Основной_20_шрифт_20_абзаца"><text:span text:style-name="T147"> </text:span></text:span><text:span text:style-name="Код_20_HTML"><text:span text:style-name="T144">forms.CharField(help_text="</text:span></text:span><text:span text:style-name="Код_20_HTML"><text:span text:style-name="T146">Введите</text:span></text:span><text:span text:style-name="Код_20_HTML"><text:span text:style-name="T144"> </text:span></text:span><text:span text:style-name="Код_20_HTML"><text:span text:style-name="T146">свое</text:span></text:span><text:span text:style-name="Код_20_HTML"><text:span text:style-name="T144"> </text:span></text:span><text:span text:style-name="Код_20_HTML"><text:span text:style-name="T146">имя</text:span></text:span><text:span text:style-name="Код_20_HTML"><text:span text:style-name="T144">")</text:span></text:span></text:p>
            <text:p text:style-name="P49"><text:span text:style-name="Код_20_HTML"><text:span text:style-name="T144">    age =</text:span></text:span><text:span text:style-name="Основной_20_шрифт_20_абзаца"><text:span text:style-name="T147"> </text:span></text:span><text:span text:style-name="Код_20_HTML"><text:span text:style-name="T144">forms.IntegerField(help_text="</text:span></text:span><text:span text:style-name="Код_20_HTML"><text:span text:style-name="T146">Введите</text:span></text:span><text:span text:style-name="Код_20_HTML"><text:span text:style-name="T144"> </text:span></text:span><text:span text:style-name="Код_20_HTML"><text:span text:style-name="T146">свой</text:span></text:span><text:span text:style-name="Код_20_HTML"><text:span text:style-name="T144"> </text:span></text:span><text:span text:style-name="Код_20_HTML"><text:span text:style-name="T146">возраст</text:span></text:span><text:span text:style-name="Код_20_HTML"><text:span text:style-name="T144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48">Статические</text:span></text:span><text:span text:style-name="Основной_20_шрифт_20_абзаца"><text:span text:style-name="T149"> </text:span></text:span><text:span text:style-name="Основной_20_шрифт_20_абзаца"><text:span text:style-name="T148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10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18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18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18">'whitenoise.storage.CompressedManifestStaticFilesStorage'</text:span></text:span></text:p>
      <text:p text:style-name="P80"/>
      <text:p text:style-name="P80"/>
      <text:h text:style-name="P176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3897414774" text:style-name="L3">
        <text:list-item>
          <text:p text:style-name="P190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4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34">/static/</text:span></text:span><text:span text:style-name="Основной_20_шрифт_20_абзаца"><text:span text:style-name="T11">).</text:span></text:span></text:p>
        </text:list-item>
        <text:list-item>
          <text:p text:style-name="P190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4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4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04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52">"/home/jacob/projects/mysite.com/sitestatic"</text:span></text:span></text:p>
      <text:p text:style-name="P104"><text:span text:style-name="Основной_20_шрифт_20_абзаца"><text:span text:style-name="T26">STATIC_ROOT = os.path.join(BASE_DIR, </text:span></text:span><text:span text:style-name="Основной_20_шрифт_20_абзаца"><text:span text:style-name="T120">'staticfiles')</text:span></text:span></text:p>
      <text:list xml:id="list124934340045283" text:continue-numbering="true" text:style-name="L3">
        <text:list-item>
          <text:p text:style-name="P190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4">collectstatic</text:span></text:span></text:a><text:span text:style-name="Основной_20_шрифт_20_абзаца"><text:span text:style-name="T11">:</text:span></text:span></text:p>
        </text:list-item>
      </text:list>
      <text:p text:style-name="P105"><text:span text:style-name="Основной_20_шрифт_20_абзаца"><text:span text:style-name="T58">./manage.py collectstatic</text:span></text:span></text:p>
      <text:p text:style-name="P106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4">STATIC_ROOT</text:span></text:span></text:a><text:span text:style-name="Основной_20_шрифт_20_абзаца"><text:span text:style-name="T11">.</text:span></text:span></text:p>
      <text:list xml:id="list124934332102382" text:continue-numbering="true" text:style-name="L3">
        <text:list-item>
          <text:p text:style-name="P190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4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4">STATIC_URL</text:span></text:span></text:a><text:span text:style-name="Основной_20_шрифт_20_абзаца"><text:span text:style-name="T11">.</text:span></text:span></text:p>
        </text:list-item>
      </text:list>
      <text:p text:style-name="P106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53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7"/>
      <text:p text:style-name="P29"/>
      <text:p text:style-name="P20"><text:span text:style-name="Основной_20_шрифт_20_абзаца"><text:span text:style-name="T100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7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00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7">'/static/'</text:span></text:span></text:p>
      <text:p text:style-name="P108"/>
      <text:p text:style-name="P108"/>
      <text:p text:style-name="P109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7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7">'ENGINE'</text:span></text:span><text:span text:style-name="Основной_20_шрифт_20_абзаца"><text:span text:style-name="T23">: </text:span></text:span><text:span text:style-name="Основной_20_шрифт_20_абзаца"><text:span text:style-name="T77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NAME'</text:span></text:span><text:span text:style-name="Основной_20_шрифт_20_абзаца"><text:span text:style-name="T23">: </text:span></text:span><text:span text:style-name="Основной_20_шрифт_20_абзаца"><text:span text:style-name="T77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USER'</text:span></text:span><text:span text:style-name="Основной_20_шрифт_20_абзаца"><text:span text:style-name="T23">: </text:span></text:span><text:span text:style-name="Основной_20_шрифт_20_абзаца"><text:span text:style-name="T77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PASSWORD'</text:span></text:span><text:span text:style-name="Основной_20_шрифт_20_абзаца"><text:span text:style-name="T23">: </text:span></text:span><text:span text:style-name="Основной_20_шрифт_20_абзаца"><text:span text:style-name="T77">'</text:span></text:span><text:span text:style-name="Основной_20_шрифт_20_абзаца"><text:span text:style-name="T78">1234</text:span></text:span><text:span text:style-name="Основной_20_шрифт_20_абзаца"><text:span text:style-name="T77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7">'HOST'</text:span></text:span><text:span text:style-name="Основной_20_шрифт_20_абзаца"><text:span text:style-name="T23">: </text:span></text:span><text:span text:style-name="Основной_20_шрифт_20_абзаца"><text:span text:style-name="T77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7">'PORT'</text:span></text:span><text:span text:style-name="Основной_20_шрифт_20_абзаца"><text:span text:style-name="T23">: </text:span></text:span><text:span text:style-name="Основной_20_шрифт_20_абзаца"><text:span text:style-name="T77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10">При возникновении ошибки подключения базы данных:</text:p>
      <text:p text:style-name="P86"><text:span text:style-name="Основной_20_шрифт_20_абзаца"><text:span text:style-name="T154">File</text:span></text:span><text:span text:style-name="Основной_20_шрифт_20_абзаца"><text:span text:style-name="T156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57">django.core.exceptions.</text:span></text:span><text:span text:style-name="Основной_20_шрифт_20_абзаца"><text:span text:style-name="T155">ImproperlyConfigured</text:span></text:span><text:span text:style-name="Основной_20_шрифт_20_абзаца"><text:span text:style-name="T157">: </text:span></text:span><text:span text:style-name="Основной_20_шрифт_20_абзаца"><text:span text:style-name="T155">Error</text:span></text:span><text:span text:style-name="Основной_20_шрифт_20_абзаца"><text:span text:style-name="T157"> loading </text:span></text:span><text:span text:style-name="Основной_20_шрифт_20_абзаца"><text:span text:style-name="T155">MySQLdb</text:span></text:span><text:span text:style-name="Основной_20_шрифт_20_абзаца"><text:span text:style-name="T157"> module: </text:span></text:span><text:span text:style-name="Основной_20_шрифт_20_абзаца"><text:span text:style-name="T155">No</text:span></text:span><text:span text:style-name="Основной_20_шрифт_20_абзаца"><text:span text:style-name="T157"> module named 'MySQLdb'.</text:span></text:span></text:p>
      <text:p text:style-name="P19"><text:span text:style-name="Основной_20_шрифт_20_абзаца"><text:span text:style-name="T155">Did</text:span></text:span><text:span text:style-name="Основной_20_шрифт_20_абзаца"><text:span text:style-name="T157"> you install mysqlclient or </text:span></text:span><text:span text:style-name="Основной_20_шрифт_20_абзаца"><text:span text:style-name="T155">MySQL</text:span></text:span><text:span text:style-name="Основной_20_шрифт_20_абзаца"><text:span text:style-name="T157">-python?</text:span></text:span></text:p>
      <text:p text:style-name="P111">pip install pymysql</text:p>
      <text:p text:style-name="P111">Then, edit the __init__.py file in your project origin dir(the same as settings.py) <text:s/>add:</text:p>
      <text:p text:style-name="P20"><text:soft-page-break/><text:span text:style-name="Основной_20_шрифт_20_абзаца"><text:span text:style-name="T66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75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75" text:outline-level="3">truncatechars_html</text:h>
      <text:p text:style-name="Обычный"><text:span text:style-name="Заголовок1"><text:span text:style-name="T158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33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75" text:outline-level="3">truncatewords</text:h>
      <text:p text:style-name="Обычный">Обрезает строку после указанного количества слов.</text:p>
      <text:p text:style-name="P47"/>
      <text:h text:style-name="P175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33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33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23">django </text:span></text:span><text:span text:style-name="Основной_20_шрифт_20_абзаца"><text:span text:style-name="T66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94">required</text:span></text:span><text:span text:style-name="Основной_20_шрифт_20_абзаца"><text:span text:style-name="T23">=</text:span></text:span><text:span text:style-name="Основной_20_шрифт_20_абзаца"><text:span text:style-name="T66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94">required</text:span></text:span><text:span text:style-name="Основной_20_шрифт_20_абзаца"><text:span text:style-name="T23">=</text:span></text:span><text:span text:style-name="Основной_20_шрифт_20_абзаца"><text:span text:style-name="T66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37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71" text:outline-level="1"><text:span text:style-name="Основной_20_шрифт_20_абзаца"><text:span text:style-name="T59">QuerySet API</text:span></text:span></text:h>
      <text:p text:style-name="P34"/>
      <text:h text:style-name="P173" text:outline-level="3">Операторы фильтрации</text:h>
      <text:h text:style-name="P173" text:outline-level="3"><text:span text:style-name="Основной_20_шрифт_20_абзаца"><text:span text:style-name="T15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5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59">: </text:span></text:span><text:span text:style-name="Teletype">filter()</text:span><text:span text:style-name="Основной_20_шрифт_20_абзаца"><text:span text:style-name="T159">, </text:span></text:span><text:span text:style-name="Teletype">exclude()</text:span><text:span text:style-name="Основной_20_шрифт_20_абзаца"><text:span text:style-name="T159"> и </text:span></text:span><text:span text:style-name="Teletype">get()</text:span><text:span text:style-name="Основной_20_шрифт_20_абзаца"><text:span text:style-name="T159">.</text:span></text:span></text:h>
      <text:h text:style-name="P178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36">:</text:span></text:span></text:p>
      <text:p text:style-name="P114">Entry.objects.filter(id__in=[1, 3, 4])</text:p>
      <text:p text:style-name="Text_20_body">Аналог<text:span text:style-name="Основной_20_шрифт_20_абзаца"><text:span text:style-name="T136"> SQL:</text:span></text:span></text:p>
      <text:p text:style-name="P114">SELECT ... WHERE id IN (1, 3, 4);</text:p>
      <text:h text:style-name="P178" text:outline-level="4">gt</text:h>
      <text:p text:style-name="Text_20_body">Больше чем.</text:p>
      <text:p text:style-name="Text_20_body">Например:</text:p>
      <text:p text:style-name="P113">Entry.objects.filter(id__gt=4)</text:p>
      <text:p text:style-name="Text_20_body">Аналог<text:span text:style-name="Основной_20_шрифт_20_абзаца"><text:span text:style-name="T136"> SQL:</text:span></text:span></text:p>
      <text:p text:style-name="P114">SELECT ... WHERE id &gt; 4;</text:p>
      <text:h text:style-name="P180" text:outline-level="4">gte</text:h>
      <text:p text:style-name="Text_20_body">Больше чем или равно.</text:p>
      <text:h text:style-name="P180" text:outline-level="4">lt</text:h>
      <text:p text:style-name="Text_20_body">Меньше чем.</text:p>
      <text:h text:style-name="P180" text:outline-level="4">lte</text:h>
      <text:p text:style-name="Text_20_body">Меньше чем или равно.</text:p>
      <text:p text:style-name="P113"/>
      <text:h text:style-name="P173" text:outline-level="3"><text:span text:style-name="Основной_20_шрифт_20_абзаца"><text:span text:style-name="T15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59">https://www.djbook.ru/rel1.8/ref/models/querysets.html</text:span></text:span></text:a></text:h>
      <text:h text:style-name="P174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60">Django использует юнит-тестовый модуль -</text:span></text:span><text:span text:style-name="apple-converted-space"><text:span text:style-name="T16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68">встроенный "обнаружитель" тестов</text:span></text:span></text:a><text:span text:style-name="Основной_20_шрифт_20_абзаца"><text:span text:style-name="T160">, который находит тесты в текущей рабочей директории, в любом файле с шаблонным именем</text:span></text:span><text:span text:style-name="Строгий"><text:span text:style-name="T161">test*.py</text:span></text:span><text:span text:style-name="Основной_20_шрифт_20_абзаца"><text:span text:style-name="T16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15">catalog/</text:p>
      <text:p text:style-name="P115"><text:s text:c="2"/>/tests/</text:p>
      <text:p text:style-name="P115"><text:s text:c="4"/>__init__.py</text:p>
      <text:p text:style-name="P115"><text:s text:c="4"/>test_models.py</text:p>
      <text:p text:style-name="P115"><text:s text:c="4"/>test_forms.py</text:p>
      <text:p text:style-name="P116"><text:span text:style-name="Основной_20_шрифт_20_абзаца"><text:span text:style-name="T163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6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00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69">@classmethod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24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6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6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4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6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4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6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2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8">print</text:span></text:span><text:span text:style-name="Основной_20_шрифт_20_абзаца"><text:span text:style-name="T23">(</text:span></text:span><text:span text:style-name="Основной_20_шрифт_20_абзаца"><text:span text:style-name="T77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5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13">1 </text:span></text:span><text:span text:style-name="Основной_20_шрифт_20_абзаца"><text:span text:style-name="T25">+ </text:span></text:span><text:span text:style-name="Основной_20_шрифт_20_абзаца"><text:span text:style-name="T113">1</text:span></text:span><text:span text:style-name="Основной_20_шрифт_20_абзаца"><text:span text:style-name="T25">, </text:span></text:span><text:span text:style-name="Основной_20_шрифт_20_абзаца"><text:span text:style-name="T113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1060469220" text:style-name="L4">
        <text:list-item>
          <text:p text:style-name="P193"><text:span text:style-name="Основной_20_шрифт_20_абзаца"><text:span text:style-name="T165">setUpTestData() </text:span></text:span><text:span text:style-name="Основной_20_шрифт_20_абзаца"><text:span text:style-name="T16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93"><text:soft-page-break/><text:span text:style-name="Основной_20_шрифт_20_абзаца"><text:span text:style-name="T165">SetUp() </text:span></text:span><text:span text:style-name="Основной_20_шрифт_20_абзаца"><text:span text:style-name="T16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66">Примечание</text:span></text:span><text:span text:style-name="Основной_20_шрифт_20_абзаца"><text:span text:style-name="T167">. Классы тестирования также содержат метод </text:span></text:span><text:span text:style-name="Основной_20_шрифт_20_абзаца"><text:span text:style-name="T165">tearDown()</text:span></text:span><text:span text:style-name="Основной_20_шрифт_20_абзаца"><text:span text:style-name="T16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65">TestCase</text:span></text:span><text:span text:style-name="Основной_20_шрифт_20_абзаца"><text:span text:style-name="T167"> автоматически разрывает соединения с ними.</text:span></text:span></text:p>
      <text:p text:style-name="P5"/>
      <text:p text:style-name="P5"/>
      <text:p text:style-name="P117">Простейшим способом запуска всех тестов является применение следующей команды:</text:p>
      <text:p text:style-name="P116"><text:span text:style-name="Основной_20_шрифт_20_абзаца"><text:span text:style-name="T164">python3 manage.py </text:span></text:span><text:span text:style-name="Основной_20_шрифт_20_абзаца"><text:span text:style-name="T171">test</text:span></text:span></text:p>
      <text:p text:style-name="P5"/>
      <text:p text:style-name="P81"/>
      <text:p text:style-name="Обычный"><text:span text:style-name="Основной_20_шрифт_20_абзаца"><text:span text:style-name="T16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62">verbosity</text:span></text:span><text:span text:style-name="Основной_20_шрифт_20_абзаца"><text:span text:style-name="T16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6"><text:span text:style-name="Основной_20_шрифт_20_абзаца"><text:span text:style-name="T163">python3 manage.py </text:span></text:span><text:span text:style-name="Основной_20_шрифт_20_абзаца"><text:span text:style-name="T172">test</text:span></text:span><text:span text:style-name="Основной_20_шрифт_20_абзаца"><text:span text:style-name="T163"> --verbosity </text:span></text:span><text:span text:style-name="Основной_20_шрифт_20_абзаца"><text:span text:style-name="T173">2</text:span></text:span></text:p>
      <text:p text:style-name="P80"/>
      <text:p text:style-name="P80"/>
      <text:p text:style-name="Обычный"><text:span text:style-name="Основной_20_шрифт_20_абзаца"><text:span text:style-name="T16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65">TestCase</text:span></text:span><text:span text:style-name="Основной_20_шрифт_20_абзаца"><text:span text:style-name="T161">, или методу:</text:span></text:span></text:p>
      <text:p text:style-name="P116"><text:span text:style-name="Основной_20_шрифт_20_абзаца"><text:span text:style-name="T163">python3 manage.py </text:span></text:span><text:span text:style-name="Основной_20_шрифт_20_абзаца"><text:span text:style-name="T172">test</text:span></text:span><text:span text:style-name="Основной_20_шрифт_20_абзаца"><text:span text:style-name="T163"> catalog.tests <text:s text:c="2"/></text:span></text:span><text:span text:style-name="Основной_20_шрифт_20_абзаца"><text:span text:style-name="T174"># Run the specified module</text:span></text:span></text:p>
      <text:p text:style-name="P116"><text:span text:style-name="Основной_20_шрифт_20_абзаца"><text:span text:style-name="T163">python3 manage.py </text:span></text:span><text:span text:style-name="Основной_20_шрифт_20_абзаца"><text:span text:style-name="T172">test</text:span></text:span><text:span text:style-name="Основной_20_шрифт_20_абзаца"><text:span text:style-name="T163"> catalog.tests.test_models <text:s/></text:span></text:span><text:span text:style-name="Основной_20_шрифт_20_абзаца"><text:span text:style-name="T174"># Run the specified module</text:span></text:span></text:p>
      <text:p text:style-name="P116"><text:span text:style-name="Основной_20_шрифт_20_абзаца"><text:span text:style-name="T163">python3 manage.py </text:span></text:span><text:span text:style-name="Основной_20_шрифт_20_абзаца"><text:span text:style-name="T172">test</text:span></text:span><text:span text:style-name="Основной_20_шрифт_20_абзаца"><text:span text:style-name="T163"> catalog.tests.test_models.YourTestClass </text:span></text:span><text:span text:style-name="Основной_20_шрифт_20_абзаца"><text:span text:style-name="T174"># Run the specified class</text:span></text:span></text:p>
      <text:p text:style-name="P116"><text:span text:style-name="Основной_20_шрифт_20_абзаца"><text:span text:style-name="T163">python3 manage.py </text:span></text:span><text:span text:style-name="Основной_20_шрифт_20_абзаца"><text:span text:style-name="T172">test</text:span></text:span><text:span text:style-name="Основной_20_шрифт_20_абзаца"><text:span text:style-name="T163"> catalog.tests.test_models.YourTestClass.test_one_plus_one_equals_two <text:s/></text:span></text:span><text:span text:style-name="Основной_20_шрифт_20_абзаца"><text:span text:style-name="T174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50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77" text:outline-level="3"><text:soft-page-break/>Загрузка фикстур</text:h>
      <text:h text:style-name="P177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35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35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35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35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72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72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82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82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31">setUp(</text:span></text:span><text:span text:style-name="Основной_20_шрифт_20_абзаца"><text:span text:style-name="T126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4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26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4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12">Что произойдет:</text:p>
      <text:list xml:id="list754318999" text:style-name="L5">
        <text:list-item>
          <text:p text:style-name="P194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35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35">migrate</text:span></text:span></text:a><text:span text:style-name="Основной_20_шрифт_20_абзаца"><text:span text:style-name="T49">.</text:span></text:span></text:p>
        </text:list-item>
        <text:list-item>
          <text:p text:style-name="P194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35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35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35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51">По умолчанию фикстуры загружаются в базу данных </text:span></text:span><text:span text:style-name="Основной_20_шрифт_20_абзаца"><text:span text:style-name="T135">default</text:span></text:span><text:span text:style-name="Основной_20_шрифт_20_абзаца"><text:span text:style-name="T151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35">multi_db=True</text:span></text:span></text:a><text:span text:style-name="Основной_20_шрифт_20_абзаца"><text:span text:style-name="T151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75">В django есть возможность сделать так, чтобы данные автоматически вставлялись в базу данных при</text:span></text:span><text:span text:style-name="apple-converted-space"><text:span text:style-name="T175"> </text:span></text:span><text:span text:style-name="Основной_20_шрифт_20_абзаца"><text:span text:style-name="T176">syncdb</text:span></text:span><text:span text:style-name="apple-converted-space"><text:span text:style-name="T175"> </text:span></text:span><text:span text:style-name="Основной_20_шрифт_20_абзаца"><text:span text:style-name="T175">проекта.</text:span></text:span><text:span text:style-name="Основной_20_шрифт_20_абзаца"><text:span text:style-name="T177"><text:line-break/></text:span></text:span><text:span text:style-name="Основной_20_шрифт_20_абзаца"><text:span text:style-name="T175">Для этого существуют</text:span></text:span><text:span text:style-name="apple-converted-space"><text:span text:style-name="T175"> </text:span></text:span><text:span text:style-name="Основной_20_шрифт_20_абзаца"><text:span text:style-name="T178">fixtures</text:span></text:span><text:span text:style-name="apple-converted-space"><text:span text:style-name="T175"> </text:span></text:span><text:span text:style-name="Основной_20_шрифт_20_абзаца"><text:span text:style-name="T175">- представления данных ваших приложений в форматах .json/.xml/.yaml</text:span></text:span><text:span text:style-name="Основной_20_шрифт_20_абзаца"><text:span text:style-name="T177"><text:line-break/><text:line-break/></text:span></text:span></text:p>
      <text:h text:style-name="P181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45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77"><text:line-break/></text:span></text:span><text:span text:style-name="Основной_20_шрифт_20_абзаца"><text:span text:style-name="T175">По умолчанию фикстуры нужно хранить в папке</text:span></text:span><text:span text:style-name="apple-converted-space"><text:span text:style-name="T175"> </text:span></text:span><text:span text:style-name="Основной_20_шрифт_20_абзаца"><text:span text:style-name="T176">fixtures</text:span></text:span><text:span text:style-name="Основной_20_шрифт_20_абзаца"><text:span text:style-name="T175">, которую нужно создать внутри каждого приложения.</text:span></text:span><text:span text:style-name="Основной_20_шрифт_20_абзаца"><text:span text:style-name="T177"><text:line-break/></text:span></text:span><text:span text:style-name="Основной_20_шрифт_20_абзаца"><text:span text:style-name="T175">Если фикстуры сохраняются в файл с названием</text:span></text:span><text:span text:style-name="apple-converted-space"><text:span text:style-name="T175"> </text:span></text:span><text:span text:style-name="Основной_20_шрифт_20_абзаца"><text:span text:style-name="T176">initial_data</text:span></text:span><text:span text:style-name="Основной_20_шрифт_20_абзаца"><text:span text:style-name="T175">, то при каждом</text:span></text:span><text:span text:style-name="apple-converted-space"><text:span text:style-name="T175"> </text:span></text:span><text:span text:style-name="Основной_20_шрифт_20_абзаца"><text:span text:style-name="T176">syncdb</text:span></text:span><text:span text:style-name="apple-converted-space"><text:span text:style-name="T175"> </text:span></text:span><text:span text:style-name="Основной_20_шрифт_20_абзаца"><text:span text:style-name="T175">фикстуры будут загружаться в базу данных вашего проекта.</text:span></text:span><text:span text:style-name="Основной_20_шрифт_20_абзаца"><text:span text:style-name="T177"><text:line-break/><text:line-break/></text:span></text:span></text:p>
      <text:h text:style-name="P181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45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77"><text:line-break/></text:span></text:span><text:span text:style-name="Основной_20_шрифт_20_абзаца"><text:span text:style-name="T175">Здесь мы вручную загружаем в базу данных приложения</text:span></text:span><text:span text:style-name="apple-converted-space"><text:span text:style-name="T175"> </text:span></text:span><text:span text:style-name="Основной_20_шрифт_20_абзаца"><text:span text:style-name="T176">myapp</text:span></text:span><text:span text:style-name="apple-converted-space"><text:span text:style-name="T175"> </text:span></text:span><text:span text:style-name="Основной_20_шрифт_20_абзаца"><text:span text:style-name="T175">данные, сохраненные в файле</text:span></text:span><text:span text:style-name="apple-converted-space"><text:span text:style-name="T175"> </text:span></text:span><text:span text:style-name="Основной_20_шрифт_20_абзаца"><text:span text:style-name="T176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6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6">with </text:span></text:span><text:span text:style-name="Основной_20_шрифт_20_абзаца"><text:span text:style-name="T68">open</text:span></text:span><text:span text:style-name="Основной_20_шрифт_20_абзаца"><text:span text:style-name="T23">(</text:span></text:span><text:span text:style-name="Основной_20_шрифт_20_абзаца"><text:span text:style-name="T77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7">'r'</text:span></text:span><text:span text:style-name="Основной_20_шрифт_20_абзаца"><text:span text:style-name="T23">, </text:span></text:span><text:span text:style-name="Основной_20_шрифт_20_абзаца"><text:span text:style-name="T94">encoding</text:span></text:span><text:span text:style-name="Основной_20_шрифт_20_абзаца"><text:span text:style-name="T23">=</text:span></text:span><text:span text:style-name="Основной_20_шрифт_20_абзаца"><text:span text:style-name="T77">'utf-8'</text:span></text:span><text:span text:style-name="Основной_20_шрифт_20_абзаца"><text:span text:style-name="T23">) </text:span></text:span><text:span text:style-name="Основной_20_шрифт_20_абзаца"><text:span text:style-name="T66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8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94">indent</text:span></text:span><text:span text:style-name="Основной_20_шрифт_20_абзаца"><text:span text:style-name="T23">=</text:span></text:span><text:span text:style-name="Основной_20_шрифт_20_абзаца"><text:span text:style-name="T110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45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105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3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3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3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3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15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3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model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70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3">"name"</text:span></text:span><text:span text:style-name="Основной_20_шрифт_20_абзаца"><text:span text:style-name="T33">, </text:span></text:span><text:span text:style-name="Основной_20_шрифт_20_абзаца"><text:span text:style-name="T83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 </text:span></text:span><text:span text:style-name="Основной_20_шрифт_20_абзаца"><text:span text:style-name="T73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model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105">"""Email subscription form."""<text:line-break/> <text:s text:c="3"/></text:span></text:span><text:span text:style-name="Основной_20_шрифт_20_абзаца"><text:span text:style-name="T73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3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3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105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96">max_length</text:span></text:span><text:span text:style-name="Основной_20_шрифт_20_абзаца"><text:span text:style-name="T33">=</text:span></text:span><text:span text:style-name="Основной_20_шрифт_20_абзаца"><text:span text:style-name="T115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96">max_length</text:span></text:span><text:span text:style-name="Основной_20_шрифт_20_абзаца"><text:span text:style-name="T33">=</text:span></text:span><text:span text:style-name="Основной_20_шрифт_20_абзаца"><text:span text:style-name="T115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3">def </text:span></text:span><text:span text:style-name="Основной_20_шрифт_20_абзаца"><text:span text:style-name="T123">__str__</text:span></text:span><text:span text:style-name="Основной_20_шрифт_20_абзаца"><text:span text:style-name="T33">(</text:span></text:span><text:span text:style-name="Основной_20_шрифт_20_абзаца"><text:span text:style-name="T127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3">return </text:span></text:span><text:span text:style-name="Основной_20_шрифт_20_абзаца"><text:span text:style-name="T127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3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3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3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3">'</text:span></text:span><text:span text:style-name="Основной_20_шрифт_20_абзаца"><text:span text:style-name="T84">Вы</text:span></text:span><text:span text:style-name="Основной_20_шрифт_20_абзаца"><text:span text:style-name="T83"> </text:span></text:span><text:span text:style-name="Основной_20_шрифт_20_абзаца"><text:span text:style-name="T84">подписались</text:span></text:span><text:span text:style-name="Основной_20_шрифт_20_абзаца"><text:span text:style-name="T83"> </text:span></text:span><text:span text:style-name="Основной_20_шрифт_20_абзаца"><text:span text:style-name="T84">на</text:span></text:span><text:span text:style-name="Основной_20_шрифт_20_абзаца"><text:span text:style-name="T83"> </text:span></text:span><text:span text:style-name="Основной_20_шрифт_20_абзаца"><text:span text:style-name="T84">рассылку</text:span></text:span><text:span text:style-name="Основной_20_шрифт_20_абзаца"><text:span text:style-name="T83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3">'</text:span></text:span><text:span text:style-name="Основной_20_шрифт_20_абзаца"><text:span text:style-name="T84">Мы</text:span></text:span><text:span text:style-name="Основной_20_шрифт_20_абзаца"><text:span text:style-name="T83"> </text:span></text:span><text:span text:style-name="Основной_20_шрифт_20_абзаца"><text:span text:style-name="T84">будем</text:span></text:span><text:span text:style-name="Основной_20_шрифт_20_абзаца"><text:span text:style-name="T83"> </text:span></text:span><text:span text:style-name="Основной_20_шрифт_20_абзаца"><text:span text:style-name="T84">присылать</text:span></text:span><text:span text:style-name="Основной_20_шрифт_20_абзаца"><text:span text:style-name="T83"> </text:span></text:span><text:span text:style-name="Основной_20_шрифт_20_абзаца"><text:span text:style-name="T84">Вам</text:span></text:span><text:span text:style-name="Основной_20_шрифт_20_абзаца"><text:span text:style-name="T83"> </text:span></text:span><text:span text:style-name="Основной_20_шрифт_20_абзаца"><text:span text:style-name="T84">много</text:span></text:span><text:span text:style-name="Основной_20_шрифт_20_абзаца"><text:span text:style-name="T83"> </text:span></text:span><text:span text:style-name="Основной_20_шрифт_20_абзаца"><text:span text:style-name="T84">спама</text:span></text:span><text:span text:style-name="Основной_20_шрифт_20_абзаца"><text:span text:style-name="T83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96">fail_silently</text:span></text:span><text:span text:style-name="Основной_20_шрифт_20_абзаца"><text:span text:style-name="T33">=</text:span></text:span><text:span text:style-name="Основной_20_шрифт_20_абзаца"><text:span text:style-name="T73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3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view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3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96">name</text:span></text:span><text:span text:style-name="Основной_20_шрифт_20_абзаца"><text:span text:style-name="T33">=</text:span></text:span><text:span text:style-name="Основной_20_шрифт_20_абзаца"><text:span text:style-name="T83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45">views.py:</text:span></text:span><text:span text:style-name="Основной_20_шрифт_20_абзаца"><text:span text:style-name="T103">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3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form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models </text:span></text:span><text:span text:style-name="Основной_20_шрифт_20_абзаца"><text:span text:style-name="T73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.service </text:span></text:span><text:span text:style-name="Основной_20_шрифт_20_абзаца"><text:span text:style-name="T73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105"><text:line-break/></text:span></text:span><text:span text:style-name="Основной_20_шрифт_20_абзаца"><text:span text:style-name="T73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105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3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3">'main/contact.html'<text:line-break/><text:line-break/> <text:s text:c="3"/></text:span></text:span><text:span text:style-name="Основной_20_шрифт_20_абзаца"><text:span text:style-name="T73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27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105"><text:line-break/> <text:s text:c="7"/></text:span></text:span><text:span text:style-name="Основной_20_шрифт_20_абзаца"><text:span text:style-name="T73">return </text:span></text:span><text:span text:style-name="Основной_20_шрифт_20_абзаца"><text:span text:style-name="T75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16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4">html </text:span></text:span><text:span text:style-name="Основной_20_шрифт_20_абзаца"><text:span text:style-name="T116">lang</text:span></text:span><text:span text:style-name="Основной_20_шрифт_20_абзаца"><text:span text:style-name="T121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4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4">meta </text:span></text:span><text:span text:style-name="Основной_20_шрифт_20_абзаца"><text:span text:style-name="T116">charset</text:span></text:span><text:span text:style-name="Основной_20_шрифт_20_абзаца"><text:span text:style-name="T121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4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4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4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4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4">form </text:span></text:span><text:span text:style-name="Основной_20_шрифт_20_абзаца"><text:span text:style-name="T116">action</text:span></text:span><text:span text:style-name="Основной_20_шрифт_20_абзаца"><text:span text:style-name="T121">="{% url 'contact' %}" </text:span></text:span><text:span text:style-name="Основной_20_шрифт_20_абзаца"><text:span text:style-name="T116">method</text:span></text:span><text:span text:style-name="Основной_20_шрифт_20_абзаца"><text:span text:style-name="T121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4">button </text:span></text:span><text:span text:style-name="Основной_20_шрифт_20_абзаца"><text:span text:style-name="T116">type</text:span></text:span><text:span text:style-name="Основной_20_шрифт_20_абзаца"><text:span text:style-name="T121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4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4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4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4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45">/send_email/send_email/urls.py:</text:span></text:span></text:p>
      <text:p text:style-name="P20"><text:span text:style-name="Основной_20_шрифт_20_абзаца"><text:span text:style-name="T73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3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3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3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3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3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3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90">Контроллеры-классы</text:p>
      <text:p text:style-name="P92"/>
      <text:p text:style-name="P92"/>
      <text:p text:style-name="P127">CreateView</text:p>
      <text:p text:style-name="P130">Выводит форму, проверяет введенные данные в нее и создает на их основе новую запись.</text:p>
      <text:p text:style-name="P130"/>
      <text:p text:style-name="P120"><text:span text:style-name="T181">from </text:span><text:span text:style-name="T192">django.views.generic.edit </text:span><text:span text:style-name="T181">import </text:span><text:span text:style-name="T192">CreateView</text:span></text:p>
      <text:p text:style-name="P183"/>
      <text:p text:style-name="P125"/>
      <text:p text:style-name="P125"><text:span text:style-name="T179">class </text:span><text:span text:style-name="T8">BbCreateView</text:span>(CreateView):<text:line-break/> <text:s text:c="3"/><text:span text:style-name="T224"># Атрибут, задает ссылку на класс модели, на основе которой будет создана форма</text:span><text:line-break/><text:span text:style-name="T205"> <text:s text:c="3"/></text:span>model = Bb<text:line-break/><text:line-break/> <text:s text:c="3"/><text:span text:style-name="T224"># Атрибут, указывает последовательность имен полей модели, который должны</text:span><text:span text:style-name="T237"><text:line-break/></text:span><text:span text:style-name="T224"> <text:s text:c="3"/># присутствовать в форме. Можно указать либо модель и список ее полей</text:span><text:span text:style-name="T237"><text:line-break/></text:span><text:span text:style-name="T224"> <text:s text:c="3"/># в атрибутах model и fields, либо непостедственно класс формы</text:span><text:span text:style-name="T237"><text:line-break/></text:span><text:span text:style-name="T224"> <text:s text:c="3"/># в атрибуте form_class, но никак не одновременно и то, и другое.</text:span><text:span text:style-name="T237"><text:line-break/></text:span><text:span text:style-name="T224"> <text:s text:c="3"/># Если указан атрибут model, то обязательно слудует задать также и</text:span><text:span text:style-name="T237"><text:line-break/></text:span><text:span text:style-name="T224"> <text:s text:c="3"/># атрибут fields.</text:span><text:line-break/><text:span text:style-name="T205"> <text:s text:c="3"/></text:span>fields = [<text:span text:style-name="T90">'title'</text:span>, <text:span text:style-name="T90">'content'</text:span>, <text:span text:style-name="T90">'price'</text:span>, <text:span text:style-name="T90">'kind'</text:span>, <text:span text:style-name="T90">'rubric'</text:span>]<text:line-break/><text:line-break/> <text:s text:c="3"/><text:span text:style-name="T224"># путь к файлу шаблона, создающего страницу с формой;</text:span><text:span text:style-name="T237"><text:line-break/></text:span><text:span text:style-name="T224"> <text:s text:c="3"/># По умолчанию к названии модели добавляется суффикс '_form',</text:span><text:span text:style-name="T237"><text:line-break/></text:span><text:span text:style-name="T224"> <text:s text:c="3"/># В данном случает будет 'bb_form'.</text:span><text:line-break/><text:span text:style-name="T205"> <text:s text:c="3"/></text:span>template_name = <text:span text:style-name="T90">'bboard/bb_create.html'</text:span><text:line-break/><text:line-break/><text:span text:style-name="T90"> <text:s text:c="2"/></text:span><text:span text:style-name="T91"><text:s/></text:span><text:span text:style-name="T224"># Атрибут, хранящий словарь с изначальными данными для занесения в только</text:span><text:span text:style-name="T237"><text:line-break/></text:span><text:span text:style-name="T224"> <text:s text:c="3"/># что созданную форму. Ключи элементов этого словаря должны</text:span><text:span text:style-name="T237"><text:line-break/></text:span><text:span text:style-name="T224"> <text:s text:c="3"/># соответствовать полям формы, а значения элементов зададут значения полей</text:span><text:line-break/><text:span text:style-name="T205"> <text:s text:c="3"/></text:span>initial = {<text:span text:style-name="T90">'price'</text:span>: <text:span text:style-name="T234">0.0</text:span>}<text:line-break/><text:line-break/> <text:s text:c="3"/><text:span text:style-name="T224"># ссылка на класс формы, связанной с моделью;</text:span><text:span text:style-name="T237"><text:line-break/></text:span><text:span text:style-name="T224"> <text:s text:c="3"/># form_class = BbForm</text:span><text:line-break/><text:line-break/><text:span text:style-name="T205"> <text:s text:c="3"/></text:span><text:span text:style-name="T224"># интернет-адрес для перенаправления после успешного сохранения данных;</text:span><text:line-break/><text:span text:style-name="T205"> <text:s text:c="3"/></text:span>success_url = reverse_lazy(<text:span text:style-name="T90">'index'</text:span>)</text:p>
      <text:p text:style-name="P93"/>
      <text:p text:style-name="P93"/>
      <text:p text:style-name="P93"><text:soft-page-break/></text:p>
      <text:p text:style-name="P129">ListView</text:p>
      <text:p text:style-name="P122"><text:span text:style-name="T198">К</text:span><text:span text:style-name="T197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47"/>
      <text:p text:style-name="P139"># views.py</text:p>
      <text:p text:style-name="P147"><text:span text:style-name="T179">from </text:span>django.views.generic.list <text:span text:style-name="T179">import </text:span>ListView</text:p>
      <text:p text:style-name="P123"/>
      <text:p text:style-name="P119"><text:span text:style-name="T185">class </text:span><text:span text:style-name="T61">BbByRubricListView</text:span><text:span text:style-name="T192">(ListView):</text:span><text:line-break/><text:span text:style-name="T192"> <text:s text:c="3"/></text:span><text:span text:style-name="T221"># Задает модель</text:span><text:line-break/><text:span text:style-name="T206"> <text:s text:c="3"/></text:span><text:span text:style-name="T192">model = Bb</text:span><text:line-break/><text:line-break/><text:span text:style-name="T192"> <text:s text:c="3"/></text:span><text:span text:style-name="T221"># Указывает либо диспечер записей (Manager), либо исходный набор</text:span><text:span text:style-name="T233"><text:line-break/></text:span><text:span text:style-name="T221"> <text:s text:c="3"/># записей (QuerySet), из которого будут извлекаться записи.</text:span><text:line-break/><text:span text:style-name="T206"> <text:s text:c="3"/></text:span><text:span text:style-name="T192">queryset = Bb.objects.all()</text:span><text:line-break/><text:line-break/><text:span text:style-name="T192"> <text:s text:c="3"/></text:span><text:span text:style-name="T221"># Если не указан путь к шаблону - значит, класс будет искать шаблон</text:span><text:span text:style-name="T233"><text:line-break/></text:span><text:span text:style-name="T221"> <text:s text:c="3"/># со сформированныйм по умолчанию путем.</text:span><text:span text:style-name="T233"><text:line-break/></text:span><text:span text:style-name="T221"> <text:s text:c="3"/># В данном примере будет путь 'bb_list.html'</text:span><text:line-break/><text:span text:style-name="T206"> <text:s text:c="3"/></text:span><text:span text:style-name="T192">template_name = </text:span><text:span text:style-name="T181">None</text:span><text:line-break/><text:line-break/><text:span text:style-name="T181"> <text:s text:c="3"/></text:span><text:span text:style-name="T221"># Атрибут, хранящий строку с суфиксом, который будет добавлен к</text:span><text:span text:style-name="T233"><text:line-break/></text:span><text:span text:style-name="T221"> <text:s text:c="3"/># автоматически сгенерированному пути к шаблону (по умолчанию: '_list').</text:span><text:line-break/><text:span text:style-name="T206"> <text:s text:c="3"/></text:span><text:span text:style-name="T192">template_name_suffix = </text:span><text:span text:style-name="T85">'_list'</text:span><text:line-break/><text:line-break/><text:span text:style-name="T85"> <text:s text:c="3"/></text:span><text:span text:style-name="T221"># template_engine = None</text:span><text:span text:style-name="T233"><text:line-break/></text:span><text:span text:style-name="T221"> <text:s text:c="3"/># response_class = TemplateResponse</text:span><text:span text:style-name="T233"><text:line-break/></text:span><text:span text:style-name="T221"> <text:s text:c="3"/># content_type = None</text:span><text:span text:style-name="T233"><text:line-break/><text:line-break/></text:span><text:span text:style-name="T221"> <text:s text:c="3"/># Атрибут. Значение True разрешает извлечение 'пустой', т.е. не содержащей</text:span><text:span text:style-name="T233"><text:line-break/></text:span><text:span text:style-name="T221"> <text:s text:c="3"/># ни одной записи, части пагинатора (поведение по умолчанию).</text:span><text:span text:style-name="T233"><text:line-break/></text:span><text:span text:style-name="T221"> <text:s text:c="3"/># Значение False, напротив, предписывает при попытке извленчения 'пустой'</text:span><text:span text:style-name="T233"><text:line-break/></text:span><text:span text:style-name="T221"> <text:s text:c="3"/># части возбуждать исключение Http404.</text:span><text:line-break/><text:span text:style-name="T206"> <text:s text:c="3"/></text:span><text:span text:style-name="T192">allow_empty = </text:span><text:span text:style-name="T181">True</text:span><text:line-break/><text:line-break/><text:span text:style-name="T181"> <text:s text:c="2"/></text:span><text:span text:style-name="T182"><text:s/></text:span><text:span text:style-name="T221"># Атрибут, задающий целочисленное количество записей в одной части паринатора.</text:span><text:span text:style-name="T233"><text:line-break/></text:span><text:span text:style-name="T221"> <text:s text:c="3"/># Если не указан или его значение равно None, набор записей</text:span><text:span text:style-name="T233"><text:line-break/></text:span><text:span text:style-name="T221"> <text:s text:c="3"/># не будет разбиваться на части.</text:span><text:line-break/><text:span text:style-name="T206"> <text:s text:c="3"/></text:span><text:span text:style-name="T192">paginate_by = </text:span><text:span text:style-name="T181">None</text:span><text:line-break/><text:line-break/><text:span text:style-name="T181"> <text:s text:c="3"/></text:span><text:span text:style-name="T221"># Атрибут, задающий целочисленное минимальное число записей, которые могут</text:span><text:span text:style-name="T233"><text:line-break/></text:span><text:span text:style-name="T221"> <text:s text:c="3"/># присутствовать в последней части пагинатора.</text:span><text:span text:style-name="T233"><text:line-break/></text:span><text:span text:style-name="T221"> <text:s text:c="3"/># Если последняя часть пагинатора содержит меньше записей,</text:span><text:span text:style-name="T233"><text:line-break/></text:span><text:span text:style-name="T221"> <text:s text:c="3"/># то оставшиеся запису будут выведены в предыдущей части.</text:span><text:span text:style-name="T233"><text:line-break/></text:span><text:span text:style-name="T221"> <text:s text:c="3"/># Если задать значение 0, то в последней части может присутствовать сколько</text:span><text:span text:style-name="T233"><text:line-break/></text:span><text:span text:style-name="T221"> <text:s text:c="3"/># угодно записей (поведение по умолчани).</text:span><text:line-break/><text:span text:style-name="T206"> <text:s text:c="3"/></text:span><text:span text:style-name="T192">paginate_orphans = </text:span><text:span text:style-name="T235">0</text:span><text:line-break/><text:line-break/><text:span text:style-name="T235"> <text:s text:c="3"/></text:span><text:span text:style-name="T221"># Задает имя переменной контекста шаблона, в которой будет сохранена</text:span><text:span text:style-name="T233"><text:line-break/></text:span><text:span text:style-name="T221"> <text:s text:c="3"/># найденная запись.</text:span></text:p>
      <text:p text:style-name="P119"><text:span text:style-name="T221"><text:s text:c="4"/></text:span><text:span text:style-name="T222"># </text:span><text:span text:style-name="T221">По умолчанию в контексте шаблона будет создана переменная с названием<text:line-break/> <text:s text:c="3"/># класса модели, </text:span><text:span text:style-name="T223">с суфиксом „_list“</text:span><text:span text:style-name="T221">в данном случае будет созданна переменная bb_</text:span><text:span text:style-name="T223">list</text:span><text:span text:style-name="T221">,<text:line-break/> <text:s text:c="3"/># хранящая найденную запись, а также переменную object_</text:span><text:span text:style-name="T223">list</text:span><text:span text:style-name="T221">, чтобы успешно <text:line-break/> <text:s text:c="3"/># работали наследуемые им примеси.</text:span><text:line-break/><text:span text:style-name="T206"> <text:s text:c="3"/></text:span><text:span text:style-name="T192">context_object_name = </text:span><text:span text:style-name="T181">None</text:span><text:line-break/><text:line-break/><text:span text:style-name="T181"> <text:s text:c="3"/></text:span><text:span text:style-name="T221"># Атрибут, указывающий класс используемого пагинатора</text:span><text:span text:style-name="T233"><text:line-break/></text:span><text:span text:style-name="T221"> <text:s text:c="3"/># (по умолчанию: Paginator из модуля django.core.paginator).</text:span><text:span text:style-name="T233"><text:line-break/></text:span><text:span text:style-name="T221"> <text:s text:c="3"/># paginator_class = Paginator</text:span><text:span text:style-name="T233"><text:line-break/><text:line-break/></text:span><text:span text:style-name="T221"> <text:s text:c="3"/># Указыввает имя URL- или GET-параметра, через который будет передаваться</text:span><text:line-break/><text:span text:style-name="T206"> <text:s/></text:span><text:span text:style-name="T221"><text:s text:c="2"/># номер выводимой части пагинатора, в виде строки (по умолчанию: "page").</text:span><text:line-break/><text:span text:style-name="T206"> <text:s text:c="3"/></text:span><text:span text:style-name="T192">page_kwarg = </text:span><text:span text:style-name="T85">'page'</text:span><text:line-break/><text:soft-page-break/><text:line-break/><text:span text:style-name="T85"> <text:s text:c="3"/></text:span><text:span text:style-name="T221"># Задает параметры сортировки записей. Значение может быть указано в виде:</text:span><text:span text:style-name="T233"><text:line-break/></text:span><text:span text:style-name="T221"> <text:s text:c="3"/># <text:s text:c="3"/>- строки с именем поля, для сортироваки толдько по этому полю.</text:span><text:span text:style-name="T233"><text:line-break/></text:span><text:span text:style-name="T221"> <text:s text:c="3"/># По умолчанию будет выполняться сортировака по возврастанию значения поля.</text:span><text:span text:style-name="T233"><text:line-break/></text:span><text:span text:style-name="T221"> <text:s text:c="3"/># Чтобы указать сортировку по убыванию, нужно предварить имя поля</text:span><text:span text:style-name="T233"><text:line-break/></text:span><text:span text:style-name="T221"> <text:s text:c="3"/># символом "минус".</text:span><text:span text:style-name="T233"><text:line-break/></text:span><text:span text:style-name="T221"> <text:s text:c="3"/># <text:s text:c="3"/>- последовательности строк с именами полей - для сортировки сразу</text:span><text:span text:style-name="T233"><text:line-break/></text:span><text:span text:style-name="T221"> <text:s text:c="3"/># по нескольким полям.</text:span><text:line-break/><text:span text:style-name="T206"> <text:s text:c="3"/></text:span><text:span text:style-name="T192">ordering = </text:span><text:span text:style-name="T181">None</text:span></text:p>
      <text:p text:style-name="P132"/>
      <text:p text:style-name="P118"><text:span text:style-name="T182"><text:s text:c="4"/></text:span><text:span text:style-name="T221"># Метод, возвращает исходый набор записей (QuerySet), </text:span><text:span text:style-name="T233"><text:line-break/> <text:s text:c="3"/></text:span><text:span text:style-name="T221"># из которого будут извлекаться записи.</text:span><text:line-break/> <text:s text:c="3"/><text:span text:style-name="T181">def </text:span><text:span text:style-name="T61">get_queryset</text:span><text:span text:style-name="T192">(</text:span><text:span text:style-name="T128">self</text:span><text:span text:style-name="T192">):</text:span><text:line-break/><text:span text:style-name="T192"> <text:s text:c="7"/></text:span><text:span text:style-name="T181">return </text:span><text:span text:style-name="T192">Bb.objects.filter(</text:span><text:span text:style-name="T97">rubric</text:span><text:span text:style-name="T192">=</text:span><text:span text:style-name="T128">self</text:span><text:span text:style-name="T192">.kwargs[</text:span><text:span text:style-name="T85">'pk'</text:span><text:span text:style-name="T192">])</text:span></text:p>
      <text:p text:style-name="P148"/>
      <text:p text:style-name="P124"/>
      <text:p text:style-name="P94">DetailView</text:p>
      <text:p text:style-name="P9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91"/>
      <text:p text:style-name="P140"># views.py</text:p>
      <text:p text:style-name="P155"><text:span text:style-name="T180">from </text:span><text:span text:style-name="T191">django.views.generic.detail </text:span><text:span text:style-name="T180">import </text:span><text:span text:style-name="T191">DetailView</text:span></text:p>
      <text:p text:style-name="P121"><text:line-break/><text:span text:style-name="T180">class </text:span><text:span text:style-name="T60">BbDetailView_</text:span><text:span text:style-name="T191">(DetailView):</text:span><text:line-break/><text:span text:style-name="T191"> <text:s text:c="3"/></text:span><text:span text:style-name="T218"># Задает модель (обязателен к заполнению)</text:span><text:line-break/><text:span text:style-name="T205"> <text:s text:c="3"/></text:span><text:span text:style-name="T191">model = Bb</text:span><text:line-break/><text:span text:style-name="T191"> <text:s text:c="3"/></text:span><text:span text:style-name="T218"># Если не указан путь к шаблону - значит, класс будет искать шаблон</text:span><text:span text:style-name="T233"><text:line-break/></text:span><text:span text:style-name="T218"> <text:s text:c="3"/># со сформированныйм по умолчанию путем.</text:span><text:span text:style-name="T233"><text:line-break/></text:span><text:span text:style-name="T218"> <text:s text:c="3"/># В данном примере будет путь 'bb_detail.html'</text:span><text:line-break/><text:span text:style-name="T205"> <text:s text:c="3"/></text:span><text:span text:style-name="T191">template_name = </text:span><text:span text:style-name="T180">None</text:span><text:line-break/><text:span text:style-name="T180"> <text:s text:c="3"/></text:span><text:span text:style-name="T218"># Задает имя поля модели, в котором хранится слаг (по умолчанию: 'slug')</text:span><text:line-break/><text:span text:style-name="T205"> <text:s text:c="3"/></text:span><text:span text:style-name="T191">slug_field = </text:span><text:span text:style-name="T85">'slug'</text:span><text:line-break/><text:span text:style-name="T85"> <text:s text:c="3"/></text:span><text:span text:style-name="T218"># Задает имя URL-параметра, через который контроллер-класс получит</text:span><text:span text:style-name="T233"><text:line-break/></text:span><text:span text:style-name="T218"> <text:s text:c="3"/># слаг (по умолчанию: 'slug')</text:span><text:line-break/><text:span text:style-name="T205"> <text:s text:c="3"/></text:span><text:span text:style-name="T191">slug_url_kwarg = </text:span><text:span text:style-name="T85">'slug'</text:span><text:line-break/><text:span text:style-name="T85"> <text:s text:c="3"/></text:span><text:span text:style-name="T218"># Задает июя URL-параметра, через который контроллер-класс получит</text:span><text:span text:style-name="T233"><text:line-break/></text:span><text:span text:style-name="T218"> <text:s text:c="3"/># ключ записи (по умолчанию: 'p</text:span><text:span text:style-name="T220">k</text:span><text:span text:style-name="T218">')</text:span><text:line-break/><text:span text:style-name="T205"> <text:s text:c="3"/></text:span><text:span text:style-name="T191">pk_url_kwarg = </text:span><text:span text:style-name="T85">'pk'</text:span><text:line-break/><text:span text:style-name="T85"> <text:s text:c="3"/></text:span><text:span text:style-name="T218"># Задает имя переменной контекста шаблона, в которой будет сохранена</text:span><text:span text:style-name="T233"><text:line-break/></text:span><text:span text:style-name="T218"> <text:s text:c="3"/># найденная запись</text:span><text:span text:style-name="T219">.</text:span></text:p>
      <text:p text:style-name="P133"><text:span text:style-name="T207"><text:s text:c="4"/></text:span><text:bookmark text:name="__DdeLink__14501_3613248511"/><text:span text:style-name="T211"># </text:span><text:span text:style-name="T210">По умолчанию в контексте шаблона будет создана переменная с названием</text:span><text:span text:style-name="T228"><text:line-break/> <text:s text:c="3"/></text:span><text:span text:style-name="T210"># класса модели, в данном случае будет созданна переменная bb,</text:span><text:span text:style-name="T228"><text:line-break/> <text:s text:c="3"/></text:span><text:span text:style-name="T210"># хранящая найденную запись, а также переменную object, чтобы успешно </text:span><text:span text:style-name="T228"><text:line-break/> <text:s text:c="3"/></text:span><text:span text:style-name="T210"># работали наследуемые им примеси.</text:span><text:span text:style-name="T229"><text:line-break/></text:span><text:span text:style-name="T209"> <text:s text:c="3"/></text:span><text:span text:style-name="T193">context_object_name = </text:span><text:span text:style-name="T183">None</text:span><text:span text:style-name="T229"><text:line-break/><text:line-break/></text:span><text:span text:style-name="T183"> <text:s text:c="3"/></text:span><text:span text:style-name="T208"># Переопределеный метод, если требуется что-то добавить в контекст шаблона.</text:span><text:span text:style-name="T229"><text:line-break/></text:span><text:span text:style-name="T209"> <text:s text:c="3"/></text:span><text:span text:style-name="T183">def </text:span><text:span text:style-name="T62">get_context_data</text:span><text:span text:style-name="T193">(</text:span><text:span text:style-name="T129">self</text:span><text:span text:style-name="T193">, **kwargs):</text:span><text:span text:style-name="T229"><text:line-break/></text:span><text:span text:style-name="T193"> <text:s text:c="7"/>context = </text:span><text:span text:style-name="T76">super</text:span><text:span text:style-name="T193">().get_context_data(**kwargs)</text:span><text:span text:style-name="T229"><text:line-break/></text:span><text:span text:style-name="T193"> <text:s text:c="7"/>context[</text:span><text:span text:style-name="T86">'rubrics'</text:span><text:span text:style-name="T193">] = Rubric.objects.all()</text:span><text:span text:style-name="T229"><text:line-break/></text:span><text:span text:style-name="T193"> <text:s text:c="7"/></text:span><text:span text:style-name="T183">return </text:span><text:span text:style-name="T193">context</text:span><text:span text:style-name="T229"><text:line-break/><text:line-break/></text:span></text:p>
      <text:p text:style-name="P149"><text:span text:style-name="T225"># urls.py</text:span><text:span text:style-name="T238"><text:line-break/></text:span><text:span text:style-name="T186">from </text:span><text:span text:style-name="T238">django.urls </text:span><text:span text:style-name="T186">import </text:span><text:span text:style-name="T238">path<text:line-break/></text:span><text:span text:style-name="T186">from </text:span><text:span text:style-name="T238">.views </text:span><text:span text:style-name="T186">import </text:span><text:span text:style-name="T238">BbDetailView<text:line-break/><text:line-break/>urlpatterns = [<text:line-break/> <text:s text:c="3"/>path(</text:span><text:span text:style-name="T92">'detail/&lt;int:pk&gt;/'</text:span><text:span text:style-name="T238">, BbDetailView.as_view(), </text:span><text:span text:style-name="T98">name</text:span><text:span text:style-name="T238">=</text:span><text:span text:style-name="T92">'detail_url'</text:span><text:span text:style-name="T238">),<text:line-break/>]<text:line-break/><text:line-break/></text:span><text:span text:style-name="T225"># bb_detail.html</text:span><text:span text:style-name="T238"><text:line-break/>&lt;p&gt;Рубрика: </text:span><text:span text:style-name="T64">{{ bb.rubric.name }}&lt;</text:span><text:span text:style-name="T238">/p&gt;<text:line-break/></text:span><text:soft-page-break/><text:span text:style-name="T238">&lt;h2&gt;{{ bb.title }}&lt;/h2&gt;<text:line-break/>&lt;p&gt;{{ bb.content }}&lt;/p&gt;<text:line-break/>&lt;p&gt;Цена: </text:span><text:span text:style-name="T64">{{ bb.price }}&lt;</text:span><text:span text:style-name="T238">/p&gt;</text:span></text:p>
      <text:p text:style-name="P149"/>
      <text:p text:style-name="P149"/>
      <text:p text:style-name="P128">UpdateView</text:p>
      <text:p text:style-name="P152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31"/>
      <text:p text:style-name="P141"># views.py</text:p>
      <text:p text:style-name="P150"><text:span text:style-name="T179">from </text:span>django.views.generic.edit <text:span text:style-name="T179">import</text:span> UpdateView</text:p>
      <text:p text:style-name="P126"/>
      <text:p text:style-name="P157"><text:span text:style-name="T184">class </text:span><text:span text:style-name="T63">BbUpdateView</text:span><text:span text:style-name="T194">(UpdateView):<text:line-break/> <text:s text:c="3"/></text:span><text:span text:style-name="T212"># Задает модель</text:span><text:span text:style-name="T194"><text:line-break/></text:span><text:span text:style-name="T216"> <text:s text:c="3"/></text:span><text:span text:style-name="T194">model = Bb<text:line-break/><text:line-break/> <text:s text:c="3"/></text:span><text:span text:style-name="T212"># Атрибут, указывает последовательность имен полей модели, который должны</text:span><text:span text:style-name="T195"><text:line-break/></text:span><text:span text:style-name="T212"> <text:s text:c="3"/># присутствовать в форме. Можно указать либо модель и список ее полей</text:span><text:span text:style-name="T195"><text:line-break/></text:span><text:span text:style-name="T212"> <text:s text:c="3"/># в атрибутах model и fields, либо непостедственно класс формы</text:span><text:span text:style-name="T195"><text:line-break/></text:span><text:span text:style-name="T212"> <text:s text:c="3"/># в атрибуте form_class, но никак не одновременно и то, и другое.</text:span><text:span text:style-name="T195"><text:line-break/></text:span><text:span text:style-name="T212"> <text:s text:c="3"/># Если указан атрибут model, то обязательно слудует задать также и</text:span><text:span text:style-name="T195"><text:line-break/></text:span><text:span text:style-name="T212"> <text:s text:c="3"/># атрибут fields.</text:span><text:span text:style-name="T194"><text:line-break/></text:span><text:span text:style-name="T216"> <text:s text:c="3"/></text:span><text:span text:style-name="T194">fields = (</text:span><text:span text:style-name="T87">'title'</text:span><text:span text:style-name="T194">, </text:span><text:span text:style-name="T87">'content'</text:span><text:span text:style-name="T194">, </text:span><text:span text:style-name="T87">'price'</text:span><text:span text:style-name="T194">, </text:span><text:span text:style-name="T87">'kind'</text:span><text:span text:style-name="T194">, </text:span><text:span text:style-name="T87">'rubric'</text:span><text:span text:style-name="T194">)<text:line-break/><text:line-break/> <text:s text:c="3"/></text:span><text:span text:style-name="T212"># </text:span><text:span text:style-name="T213">П</text:span><text:span text:style-name="T212">уть к файлу шаблона, создающего страницу с формой;</text:span><text:span text:style-name="T195"><text:line-break/></text:span><text:span text:style-name="T212"> <text:s text:c="3"/># По умолчанию к названии модели добавляется суффикс '_form',</text:span><text:span text:style-name="T195"><text:line-break/></text:span><text:span text:style-name="T212"> <text:s text:c="3"/># В данном случает будет 'bb_form'.</text:span><text:span text:style-name="T194"><text:line-break/></text:span><text:span text:style-name="T216"> <text:s text:c="3"/></text:span><text:span text:style-name="T194">template_name = </text:span><text:span text:style-name="T87">'bboard/bb_update.html'</text:span><text:span text:style-name="T194"><text:line-break/> <text:s text:c="3"/><text:line-break/></text:span><text:span text:style-name="T88"> <text:s text:c="2"/></text:span><text:span text:style-name="T217"># интернет-адрес для перенаправления после успешного сохранения данных;</text:span><text:span text:style-name="T230"><text:line-break/> <text:s text:c="3"/></text:span><text:span text:style-name="T196">success_url = </text:span><text:span text:style-name="T89">'/'</text:span><text:span text:style-name="T230"><text:line-break/><text:line-break/> </text:span><text:span text:style-name="T231"><text:s text:c="3"/></text:span><text:span text:style-name="T217"># Задает имя поля модели, в котором хранится слаг (по умолчанию: 'slug')</text:span><text:span text:style-name="T230"><text:line-break/> <text:s text:c="3"/></text:span><text:span text:style-name="T196">slug_field = </text:span><text:span text:style-name="T89">'slug'</text:span><text:span text:style-name="T230"><text:line-break/><text:line-break/></text:span><text:span text:style-name="T231"> <text:s text:c="3"/></text:span><text:span text:style-name="T217"># Задает имя URL-параметра, через который контроллер-класс получит</text:span><text:span text:style-name="T232"><text:line-break/> <text:s text:c="3"/></text:span><text:span text:style-name="T217"># слаг (по умолчанию: 'slug')</text:span><text:span text:style-name="T230"><text:line-break/> <text:s text:c="3"/></text:span><text:span text:style-name="T196">slug_url_kwarg = </text:span><text:span text:style-name="T89">'slug'</text:span><text:span text:style-name="T230"><text:line-break/><text:line-break/></text:span><text:span text:style-name="T231"> <text:s text:c="3"/></text:span><text:span text:style-name="T217"># Задает июя URL-параметра, через который контроллер-класс получит</text:span><text:span text:style-name="T232"><text:line-break/> <text:s text:c="2"/></text:span><text:span text:style-name="T217"># ключ записи (по умолчанию: 'pl')</text:span><text:span text:style-name="T230"><text:line-break/> <text:s text:c="3"/></text:span><text:span text:style-name="T196">pk_url_kwarg = </text:span><text:span text:style-name="T89">'pk'</text:span></text:p>
      <text:p text:style-name="P146"/>
      <text:p text:style-name="P146"/>
      <text:p text:style-name="P134">DeleteView</text:p>
      <text:p text:style-name="P158"><text:span text:style-name="T200">Ищет запись по полученным из URL-парметра ключу или слагу, выводит страницу </text:span><text:span text:style-name="T201">подтверждения, включающую в себя форму с кнопкой удаления, и удаляет запись.</text:span></text:p>
      <text:p text:style-name="P130"/>
      <text:p text:style-name="P142"># views.py</text:p>
      <text:p text:style-name="P142"><text:span text:style-name="T179">from </text:span><text:span text:style-name="T190">django.views.generic.edit </text:span><text:span text:style-name="T179">import </text:span><text:span text:style-name="T190">DeleteView</text:span></text:p>
      <text:p text:style-name="P138"/>
      <text:p text:style-name="P142"><text:span text:style-name="T179">class </text:span><text:span text:style-name="T8">BbDeleteView</text:span><text:span text:style-name="T190">(DeleteView):</text:span><text:line-break/><text:span text:style-name="T190"> <text:s text:c="3"/></text:span># Задает модель<text:line-break/><text:span text:style-name="T236"> <text:s text:c="3"/></text:span><text:span text:style-name="T190">model = Bb</text:span><text:line-break/><text:line-break/><text:span text:style-name="T190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36"> <text:s text:c="3"/></text:span><text:span text:style-name="T190">template_name = </text:span><text:span text:style-name="T90">'bboard/bb_delete.html'</text:span><text:line-break/><text:soft-page-break/><text:line-break/><text:span text:style-name="T90"> <text:s text:c="3"/></text:span># интернет-адрес для перенаправления после удаления;<text:line-break/><text:span text:style-name="T236"> <text:s text:c="3"/></text:span><text:span text:style-name="T190">success_url = reverse_lazy(</text:span><text:span text:style-name="T90">'bb_list_url'</text:span><text:span text:style-name="T190">)</text:span><text:line-break/><text:line-break/><text:span text:style-name="T190"> <text:s text:c="3"/></text:span># Задает имя поля модели, в котором хранится слаг (по умолчанию: 'slug')<text:line-break/><text:span text:style-name="T236"> <text:s text:c="3"/></text:span><text:span text:style-name="T190">slug_field = </text:span><text:span text:style-name="T90">'slug'</text:span><text:line-break/><text:line-break/><text:span text:style-name="T90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36"> <text:s text:c="3"/></text:span><text:span text:style-name="T190">slug_url_kwarg = </text:span><text:span text:style-name="T90">'slug'</text:span><text:line-break/><text:line-break/><text:span text:style-name="T90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36"> <text:s text:c="3"/></text:span><text:span text:style-name="T190">pk_url_kwarg = </text:span><text:span text:style-name="T90">'pk'</text:span></text:p>
      <text:p text:style-name="P145"/>
      <text:p text:style-name="P145"/>
      <text:p text:style-name="P154">MonthArchiveView</text:p>
      <text:p text:style-name="P153">Выводит хронологический список записей, относящихся к указанному месяцу указанного года.</text:p>
      <text:p text:style-name="P130"/>
      <text:p text:style-name="P143"># views.py</text:p>
      <text:p text:style-name="P143"><text:span text:style-name="T179">from </text:span><text:span text:style-name="T190">django.views.generic.dates </text:span><text:span text:style-name="T179">import </text:span><text:span text:style-name="T190">MonthArchiveView</text:span></text:p>
      <text:p text:style-name="P143"/>
      <text:p text:style-name="P143"><text:span text:style-name="T179">class </text:span><text:span text:style-name="T8">BbMonthArchiveView</text:span><text:span text:style-name="T190">(MonthArchiveView):</text:span><text:line-break/><text:span text:style-name="T190"> <text:s text:c="3"/></text:span># Задает модель<text:line-break/><text:span text:style-name="T236"> <text:s text:c="3"/></text:span><text:span text:style-name="T190">model = Bb</text:span><text:line-break/><text:line-break/><text:span text:style-name="T190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36"> <text:s text:c="3"/></text:span><text:span text:style-name="T190">date_field = </text:span><text:span text:style-name="T90">'published'</text:span><text:line-break/><text:line-break/><text:span text:style-name="T90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36"> <text:s text:c="3"/></text:span><text:span text:style-name="T190">template_name = </text:span><text:span text:style-name="T90">'bboard/bb_list.html'</text:span><text:line-break/><text:line-break/><text:span text:style-name="T90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36"> <text:s text:c="3"/></text:span><text:span text:style-name="T190">month_format = </text:span><text:span text:style-name="T90">'%B' </text:span># '%B' - Полное название месяца</text:p>
      <text:p text:style-name="P151"/>
      <text:p text:style-name="P159"><text:span text:style-name="T214"># </text:span><text:span text:style-name="T215">urls</text:span><text:span text:style-name="T214">.py</text:span></text:p>
      <text:p text:style-name="P144">***</text:p>
      <text:p text:style-name="P156"><text:span text:style-name="T199">path(</text:span><text:span text:style-name="T85">'year/&lt;int:year&gt;/&lt;str:month&gt;/'</text:span><text:span text:style-name="T192">, BbMonthArchiveView.as_view(), <text:s text:c="3"/></text:span><text:span text:style-name="T97">name</text:span><text:span text:style-name="T192">=</text:span><text:span text:style-name="T85">'bb_year_url'</text:span><text:span text:style-name="T192">),</text:span></text:p>
      <text:p text:style-name="P144">***</text:p>
      <text:p text:style-name="P135"/>
      <text:p text:style-name="P160"><text:span text:style-name="T139">П</text:span><text:span text:style-name="T138">ример интернет адреса:</text:span></text:p>
      <text:p text:style-name="P170"><text:a xlink:type="simple" xlink:href="http://127.0.0.1:8000/bboard/year/2021/january/" text:style-name="Internet_20_link" text:visited-style-name="Visited_20_Internet_20_Link"><text:span text:style-name="T138">http://127.0.0.1:8000/bboard/year/2021/january/</text:span></text:a></text:p>
      <text:p text:style-name="P161"/>
      <text:p text:style-name="P161"/>
      <text:p text:style-name="P161"/>
      <text:p text:style-name="P161"/>
      <text:p text:style-name="P161"><text:soft-page-break/><text:span text:style-name="T239">&gt;&gt; </text:span>python manage.py test dct</text:p>
      <text:p text:style-name="P161">Creating test database for alias 'default'...</text:p>
      <text:p text:style-name="P161">Got an error creating the test database: permission denied to create database</text:p>
      <text:p text:style-name="P136"/>
      <text:p text:style-name="P162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62">ALTER USER djangouser CREATEDB;</text:p>
      <text:p text:style-name="P162"/>
      <text:p text:style-name="P162"/>
      <text:p text:style-name="P165">Добавление favicon.ico</text:p>
      <text:p text:style-name="P166"/>
      <text:p text:style-name="P167">Добавляем в базовый шаблон или шаблон заголовка, который включен везде.</text:p>
      <text:p text:style-name="P163"><text:span text:style-name="T203">&lt;</text:span><text:span text:style-name="T188">link </text:span><text:span text:style-name="T241">rel</text:span><text:span text:style-name="T243">="shortcut icon" </text:span><text:span text:style-name="T241">type</text:span><text:span text:style-name="T243">="image/png" </text:span><text:span text:style-name="T241">href</text:span><text:span text:style-name="T243">="{% static 'favicon.ico' %}"</text:span><text:span text:style-name="T203">/&gt;</text:span></text:p>
      <text:p text:style-name="P137">***</text:p>
      <text:p text:style-name="P169"><text:span text:style-name="T202">&lt;</text:span><text:span text:style-name="T187">html </text:span><text:span text:style-name="T240">lang</text:span><text:span text:style-name="T242">="en"</text:span><text:span text:style-name="T202">&gt;</text:span><text:line-break/><text:span text:style-name="T202"> <text:s text:c="3"/>&lt;</text:span><text:span text:style-name="T187">head</text:span><text:span text:style-name="T202">&gt;</text:span><text:line-break/><text:span text:style-name="T202"> <text:s text:c="7"/>&lt;</text:span><text:span text:style-name="T187">meta </text:span><text:span text:style-name="T240">charset</text:span><text:span text:style-name="T242">="UTF-8"</text:span><text:span text:style-name="T202">&gt;</text:span><text:line-break/><text:span text:style-name="T202"> <text:s text:c="7"/></text:span><text:span text:style-name="T226">&lt;!--Чтобы обеспечить надлежащий рендеринг и масштабирование касанием для всех устройств--&gt;</text:span><text:line-break/><text:span text:style-name="T226"> <text:s text:c="7"/></text:span><text:span text:style-name="T202">&lt;</text:span><text:span text:style-name="T187">meta </text:span><text:span text:style-name="T240">name</text:span><text:span text:style-name="T242">="viewport" </text:span><text:span text:style-name="T240">content</text:span><text:span text:style-name="T242">="width=device-width, initial-scale=1"</text:span><text:span text:style-name="T202">&gt;</text:span><text:line-break/><text:span text:style-name="T202"> <text:s text:c="7"/>&lt;</text:span><text:span text:style-name="T187">link </text:span><text:span text:style-name="T240">rel</text:span><text:span text:style-name="T242">="stylesheet" </text:span><text:span text:style-name="T240">href</text:span><text:span text:style-name="T242">="{% static 'css/bootstrap.min.css' %}"</text:span><text:span text:style-name="T202">&gt;</text:span><text:line-break/><text:span text:style-name="T202"> <text:s text:c="7"/>&lt;</text:span><text:span text:style-name="T187">link </text:span><text:span text:style-name="T240">rel</text:span><text:span text:style-name="T242">="stylesheet" </text:span><text:span text:style-name="T240">href</text:span><text:span text:style-name="T242">="{% static 'css/footer.css' %}"</text:span><text:span text:style-name="T202">&gt;</text:span><text:line-break/><text:span text:style-name="T202"> <text:s text:c="7"/>&lt;</text:span><text:span text:style-name="T187">link </text:span><text:span text:style-name="T240">rel</text:span><text:span text:style-name="T242">="stylesheet" </text:span><text:span text:style-name="T240">href</text:span><text:span text:style-name="T242">="{% static 'css/styles.css' %}"</text:span><text:span text:style-name="T202">&gt;</text:span><text:line-break/><text:span text:style-name="T202"> <text:s text:c="7"/>&lt;</text:span><text:span text:style-name="T187">link </text:span><text:span text:style-name="T240">rel</text:span><text:span text:style-name="T242">="shortcut icon" </text:span><text:span text:style-name="T240">type</text:span><text:span text:style-name="T242">="image/png" </text:span><text:span text:style-name="T240">href</text:span><text:span text:style-name="T242">="{% static 'favicon.ico' %}"</text:span><text:span text:style-name="T202">/&gt;</text:span><text:line-break/><text:span text:style-name="T202"> <text:s text:c="7"/>&lt;</text:span><text:span text:style-name="T187">title</text:span><text:span text:style-name="T202">&gt;</text:span><text:line-break/><text:span text:style-name="T202"> <text:s text:c="11"/>{% block title %}</text:span><text:line-break/><text:span text:style-name="T202"> <text:s text:c="11"/>{% endblock %}</text:span><text:line-break/><text:span text:style-name="T202"> <text:s text:c="7"/>&lt;/</text:span><text:span text:style-name="T187">title</text:span><text:span text:style-name="T202">&gt;</text:span><text:line-break/><text:span text:style-name="T202"> <text:s text:c="3"/>&lt;/</text:span><text:span text:style-name="T187">head</text:span><text:span text:style-name="T202">&gt;</text:span></text:p>
      <text:p text:style-name="P168">***</text:p>
      <text:p text:style-name="P164">Ссылки:</text:p>
      <text:list xml:id="list3434614237" text:style-name="L6">
        <text:list-item>
          <text:p text:style-name="P186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186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64"/>
      <text:p text:style-name="P164"/>
      <text:p text:style-name="P189">Удаление напрямую из базы данных</text:p>
      <text:p text:style-name="P189"/>
      <text:p text:style-name="P184"><text:span text:style-name="T188">from </text:span><text:span text:style-name="T203">textwrap </text:span><text:span text:style-name="T188">import </text:span><text:span text:style-name="T203">dedent</text:span><text:line-break/><text:line-break/><text:span text:style-name="T188">from </text:span><text:span text:style-name="T203">django.db </text:span><text:span text:style-name="T188">import </text:span><text:span text:style-name="T203">connection</text:span></text:p>
      <text:p text:style-name="P184"><text:span text:style-name="T188">from </text:span><text:span text:style-name="T203">django.http </text:span><text:span text:style-name="T188">import </text:span><text:span text:style-name="T203">HttpResponseRedirect</text:span></text:p>
      <text:p text:style-name="P185"><text:span text:style-name="T189">from </text:span><text:span text:style-name="T204">django.shortcuts </text:span><text:span text:style-name="T189">import </text:span><text:span text:style-name="T204">render</text:span><text:span text:style-name="T65"><text:line-break/></text:span><text:span text:style-name="T189">from </text:span><text:span text:style-name="T204">django.urls </text:span><text:span text:style-name="T189">import </text:span><text:span text:style-name="T204">reverse</text:span></text:p>
      <text:p text:style-name="P184"/>
      <text:p text:style-name="P188"><text:bookmark-start text:name="__DdeLink__9454_1394605290"/><text:span text:style-name="T188">class </text:span><text:span text:style-name="T244">PostDeleteView</text:span><text:span text:style-name="T203">(LoginRequiredMixin, View):</text:span><text:line-break/><text:span text:style-name="T203"> <text:s text:c="3"/></text:span><text:span text:style-name="T227">"""Delete a post."""</text:span><text:line-break/><text:span text:style-name="T227"> <text:s text:c="3"/></text:span><text:span text:style-name="T188">def </text:span><text:span text:style-name="T244">get</text:span><text:span text:style-name="T203">(</text:span><text:span text:style-name="T130">self</text:span><text:span text:style-name="T203">, request, pk):</text:span><text:line-break/><text:span text:style-name="T203"> <text:s text:c="7"/></text:span><text:span text:style-name="T188">return </text:span><text:span text:style-name="T203">render(request, </text:span><text:span text:style-name="T93">'blog/post_delete.html'</text:span><text:span text:style-name="T203">, </text:span><text:span text:style-name="T99">context</text:span><text:span text:style-name="T203">={</text:span><text:line-break/><text:span text:style-name="T203"> <text:s text:c="11"/></text:span><text:span text:style-name="T93">'pk'</text:span><text:span text:style-name="T203">: pk,</text:span><text:line-break/><text:span text:style-name="T203"> <text:s text:c="7"/>})</text:span><text:line-break/><text:line-break/><text:span text:style-name="T203"> <text:s text:c="3"/></text:span><text:span text:style-name="T188">def </text:span><text:span text:style-name="T244">post</text:span><text:span text:style-name="T203">(</text:span><text:span text:style-name="T130">self</text:span><text:span text:style-name="T203">, </text:span><text:span text:style-name="T106">request</text:span><text:span text:style-name="T203">, pk):</text:span><text:line-break/><text:span text:style-name="T203"> <text:s text:c="7"/></text:span><text:span text:style-name="T188">with </text:span><text:span text:style-name="T203">connection.cursor() </text:span><text:span text:style-name="T188">as </text:span><text:span text:style-name="T203">cursor:</text:span><text:line-break/><text:soft-page-break/><text:span text:style-name="T203"> <text:s text:c="11"/>cursor.execute(</text:span><text:line-break/><text:span text:style-name="T203"> <text:s text:c="15"/>dedent(</text:span><text:span text:style-name="T93">'''</text:span><text:span text:style-name="T245">\</text:span><text:line-break/><text:span text:style-name="T93"> <text:s text:c="19"/>delete from blog_post_tags</text:span><text:line-break/><text:span text:style-name="T93"> <text:s text:c="19"/>where post_id=%s;'''</text:span><text:span text:style-name="T203">),</text:span><text:line-break/><text:span text:style-name="T203"> <text:s text:c="15"/>[ pk ]</text:span><text:line-break/><text:span text:style-name="T203"> <text:s text:c="11"/>)</text:span><text:line-break/><text:span text:style-name="T203"> <text:s text:c="11"/>cursor.execute(</text:span><text:line-break/><text:span text:style-name="T203"> <text:s text:c="15"/>dedent(</text:span><text:span text:style-name="T93">'''</text:span><text:span text:style-name="T245">\</text:span><text:line-break/><text:span text:style-name="T93"> <text:s text:c="19"/>delete from blog_post</text:span><text:line-break/><text:span text:style-name="T93"> <text:s text:c="19"/>where id=%s;'''</text:span><text:span text:style-name="T203">),</text:span><text:line-break/><text:span text:style-name="T203"> <text:s text:c="15"/>[ pk ]</text:span><text:line-break/><text:span text:style-name="T203"> <text:s text:c="11"/>)</text:span><text:line-break/><text:span text:style-name="T203"> <text:s text:c="7"/></text:span><text:span text:style-name="T188">return </text:span><text:span text:style-name="T203">HttpResponseRedirect(reverse(</text:span><text:span text:style-name="T93">'post_list_url'</text:span><text:span text:style-name="T203">))</text:span><text:bookmark-end text:name="__DdeLink__9454_1394605290"/></text:p>
      <text:p text:style-name="P188"/>
      <text:p text:style-name="P16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3-06T12:49:33.294067648</dc:date>
    <meta:editing-cycles>125</meta:editing-cycles>
    <meta:editing-duration>PT14H56M28S</meta:editing-duration>
    <meta:document-statistic meta:table-count="3" meta:image-count="7" meta:object-count="0" meta:page-count="32" meta:paragraph-count="424" meta:word-count="4880" meta:character-count="43176" meta:non-whitespace-character-count="36390"/>
    <meta:template xlink:type="simple" xlink:actuate="onRequest" xlink:title="" xlink:href="Normal.dotm"/>
  </office:meta>
</office:document-meta>
</file>